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5cm" draw:marker-start-width="0.237cm" draw:marker-end-width="0.237cm" draw:fill="solid" draw:fill-color="#ffffff" draw:textarea-horizontal-align="center" draw:textarea-vertical-align="middle" fo:padding-top="0.086cm" fo:padding-bottom="0.086cm" fo:padding-left="0.211cm" fo:padding-right="0.21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086cm" fo:padding-bottom="0.086cm" fo:padding-left="0.211cm" fo:padding-right="0.211cm"/>
    </style:style>
    <style:style style:name="gr5" style:family="graphic" style:parent-style-name="standard">
      <style:graphic-properties svg:stroke-width="0.025cm" draw:fill="solid" draw:fill-color="#ffffff" draw:textarea-horizontal-align="center" draw:textarea-vertical-align="middle" fo:padding-top="0.087cm" fo:padding-bottom="0.087cm" fo:padding-left="0.212cm" fo:padding-right="0.212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7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.461cm" fo:min-width="0cm" fo:padding-top="0.087cm" fo:padding-bottom="0.087cm" fo:padding-left="0.212cm" fo:padding-right="0.2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.455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outline1">
      <style:graphic-properties fo:min-height="11.43cm"/>
    </style:style>
    <style:style style:name="pr9" style:family="presentation" style:parent-style-name="Default-outline1">
      <style:graphic-properties fo:min-height="10.326cm"/>
    </style:style>
    <style:style style:name="pr10" style:family="presentation" style:parent-style-name="Default-outline1">
      <style:graphic-properties fo:min-height="11.089cm"/>
    </style:style>
    <style:style style:name="pr11" style:family="presentation" style:parent-style-name="Default-outline1">
      <style:graphic-properties fo:min-height="16.51cm"/>
    </style:style>
    <style:style style:name="pr12" style:family="presentation" style:parent-style-name="Default-outline1">
      <style:graphic-properties fo:min-height="6.516cm"/>
    </style:style>
    <style:style style:name="P1" style:family="paragraph">
      <style:paragraph-properties fo:margin-top="0cm" fo:margin-bottom="0cm"/>
    </style:style>
    <style:style style:name="P2" style:family="paragraph">
      <style:paragraph-properties fo:margin-top="0cm" fo:margin-bottom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family="'Courier New'" style:font-family-generic="modern" style:font-pitch="fixed"/>
    </style:style>
    <style:style style:name="P7" style:family="paragraph">
      <style:paragraph-properties fo:margin-top="0cm" fo:margin-bottom="0cm"/>
      <style:text-properties fo:font-family="'Courier New'" style:font-family-generic="modern" style:font-pitch="fixed" fo:font-size="14pt" style:font-size-asian="14pt" style:font-size-complex="14pt"/>
    </style:style>
    <style:style style:name="P8" style:family="paragraph">
      <style:text-properties fo:font-size="20pt"/>
    </style:style>
    <style:style style:name="P9" style:family="paragraph">
      <style:text-properties fo:font-family="'Courier New'" style:font-style-name="Regular" style:font-family-generic="modern" style:font-pitch="fixed" fo:font-size="20pt" style:font-size-asian="32pt" style:font-size-complex="32pt"/>
    </style:style>
    <style:style style:name="P10" style:family="paragraph">
      <style:paragraph-properties fo:margin-top="0cm" fo:margin-bottom="0cm"/>
      <style:text-properties fo:font-family="'Courier New'" style:font-family-generic="modern" style:font-pitch="fixed" fo:font-size="12pt" style:font-size-asian="12pt" style:font-size-complex="12pt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paragraph-properties fo:margin-top="0cm" fo:margin-bottom="0cm"/>
      <style:text-properties fo:font-family="'Courier New'" style:font-style-name="Regular" style:font-family-generic="modern" style:font-pitch="fixed" fo:font-size="12pt" style:font-size-asian="32pt" style:font-size-complex="32pt"/>
    </style:style>
    <style:style style:name="P13" style:family="paragraph">
      <style:paragraph-properties fo:margin-top="0cm" fo:margin-bottom="0cm"/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P14" style:family="paragraph">
      <style:paragraph-properties fo:margin-top="0cm" fo:margin-bottom="0cm"/>
      <style:text-properties fo:font-family="'Courier New'" style:font-style-name="Regular" style:font-family-generic="modern" style:font-pitch="fixed" fo:font-size="12pt" style:font-size-asian="12pt" style:font-size-complex="12pt"/>
    </style:style>
    <style:style style:name="P15" style:family="paragraph">
      <style:paragraph-properties fo:margin-top="0cm" fo:margin-bottom="0cm"/>
      <style:text-properties fo:font-family="'Courier New'" style:font-family-generic="modern" style:font-pitch="fixed" fo:font-size="10pt" style:font-size-asian="12pt" style:font-size-complex="12pt"/>
    </style:style>
    <style:style style:name="P16" style:family="paragraph">
      <style:paragraph-properties fo:margin-top="0cm" fo:margin-bottom="0cm"/>
      <style:text-properties fo:font-family="'Courier New'" style:font-family-generic="modern" style:font-pitch="fixed" fo:font-size="10pt" style:font-size-asian="10pt" style:font-size-complex="10pt"/>
    </style:style>
    <style:style style:name="P17" style:family="paragraph">
      <style:paragraph-properties fo:margin-top="0cm" fo:margin-bottom="0cm"/>
      <style:text-properties fo:font-family="'Courier New'" style:font-family-generic="modern" style:font-pitch="fixed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/>
    </style:style>
    <style:style style:name="T6" style:family="text">
      <style:text-properties fo:font-family="'Courier New'" style:font-family-generic="modern" style:font-pitch="fixed" fo:font-size="14pt" style:font-size-asian="14pt" style:font-size-complex="14pt"/>
    </style:style>
    <style:style style:name="T7" style:family="text">
      <style:text-properties fo:font-family="'Courier New'" style:font-style-name="Regular" style:font-family-generic="modern" style:font-pitch="fixed" fo:font-size="20pt" style:font-size-asian="32pt" style:font-size-complex="32pt"/>
    </style:style>
    <style:style style:name="T8" style:family="text">
      <style:text-properties fo:font-family="'Courier New'" style:font-family-generic="modern" style:font-pitch="fixed" fo:font-size="12pt" style:font-size-asian="12pt" style:font-size-complex="12pt"/>
    </style:style>
    <style:style style:name="T9" style:family="text">
      <style:text-properties fo:font-family="'Courier New'" style:font-style-name="Regular" style:font-family-generic="modern" style:font-pitch="fixed" fo:font-size="12pt" style:font-size-asian="32pt" style:font-size-complex="32pt"/>
    </style:style>
    <style:style style:name="T10" style:family="text"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T11" style:family="text">
      <style:text-properties fo:font-family="'Courier New'" style:font-style-name="Regular" style:font-family-generic="modern" style:font-pitch="fixed" fo:font-size="12pt" style:font-size-asian="12pt" style:font-size-complex="12pt"/>
    </style:style>
    <style:style style:name="T12" style:family="text">
      <style:text-properties fo:font-family="'Courier New'" style:font-family-generic="modern" style:font-pitch="fixed" fo:font-size="10pt" style:font-size-asian="12pt" style:font-size-complex="12pt"/>
    </style:style>
    <style:style style:name="T13" style:family="text">
      <style:text-properties fo:font-family="'Courier New'" style:font-family-generic="modern" style:font-pitch="fixed" fo:font-size="10pt" style:font-size-asian="10pt" style:font-size-complex="10pt"/>
    </style:style>
    <style:style style:name="T14" style:family="text">
      <style:text-properties fo:font-family="'Courier New'" style:font-family-generic="modern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ll Programming Workshop</presentation:footer-decl>
      <presentation:date-time-decl presentation:name="dtd1" presentation:source="current-date" style:data-style-name="D3"/>
      <draw:page draw:name="page1" draw:style-name="dp1" draw:master-page-name="Default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>Programming the Cell<text:line-break/>(class 3)</text:p>
          </draw:text-box>
        </draw:frame>
        <draw:frame presentation:style-name="pr2" draw:layer="layout" svg:width="25.199cm" svg:height="13.609cm" svg:x="1.4cm" svg:y="5.039cm">
          <draw:text-box>
            <text:p>Prof. John Dorban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71cm" svg:y="8.558cm" presentation:class="title" presentation:user-transformed="true">
          <draw:text-box>
            <text:p>Chapter 3<text:line-break/>Compile &amp; Execut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ot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Build phases:</text:p>
                <text:list>
                  <text:list-item>
                    <text:p>Macro preprocessor <text:s/>(ppu-cpp)</text:p>
                  </text:list-item>
                  <text:list-item>
                    <text:p>Compiler <text:s/>(ppu-gcc)</text:p>
                  </text:list-item>
                  <text:list-item>
                    <text:p>Assembler <text:s/>(ppu-as)</text:p>
                  </text:list-item>
                  <text:list-item>
                    <text:p>Loader <text:s/>(ppu-ld)</text:p>
                    <text:p/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impler than “Hello World”</text:p>
          </draw:text-box>
        </draw:frame>
        <draw:frame presentation:style-name="pr6" draw:layer="layout" svg:width="25.199cm" svg:height="15.395cm" svg:x="1.4cm" svg:y="4.914cm" presentation:class="outline" presentation:user-transformed="true">
          <draw:text-box>
            <text:list text:style-name="L2">
              <text:list-header>
                <text:p>#include &lt;stdio.h&gt;</text:p>
                <text:p>#include "x.h" <text:s text:c="2"/>// unsigned int x=4;</text:p>
                <text:p>#include "y.h" <text:s text:c="2"/>// unsigned int y=9;</text:p>
                <text:p/>
                <text:p>int main() {</text:p>
                <text:p><text:s text:c="3"/>printf("x = %u, y = %u\n",x,y);</text:p>
                <text:p><text:s text:c="3"/>return 0;</text:p>
                <text:p>}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Notes: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header>
                <text:p>Fix Makefile:: <text:s/></text:p>
                <text:list>
                  <text:list-header>
                    <text:p>%.o : %.c ; $(PCC) -c $^ -o $@</text:p>
                    <text:p/>
                  </text:list-header>
                </text:list>
                <text:p>Interesting:</text:p>
                <text:list>
                  <text:list-header>
                    <text:p>.PHONY : clean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71cm" svg:y="8.255cm" presentation:class="title" presentation:user-transformed="true">
          <draw:text-box>
            <text:p>Chapter 4<text:line-break/>Debuggi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ieve</text:p>
          </draw:text-box>
        </draw:frame>
        <draw:frame presentation:style-name="pr5" draw:text-style-name="P2" draw:layer="layout" svg:width="25.199cm" svg:height="15.541cm" svg:x="1.4cm" svg:y="4.914cm" presentation:class="outline">
          <draw:text-box>
            <text:list text:style-name="L2">
              <text:list-item>
                <text:p text:style-name="P1"><text:span text:style-name="T1">#include &lt;stdio.h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#define N 250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int main() {</text:span></text:p>
              </text:list-item>
              <text:list-item>
                <text:p text:style-name="P1"><text:span text:style-name="T1"><text:s text:c="3"/></text:span><text:span text:style-name="T1">int i, j;</text:span></text:p>
              </text:list-item>
              <text:list-item>
                <text:p text:style-name="P1"><text:span text:style-name="T1"><text:s text:c="3"/></text:span><text:span text:style-name="T1">unsigned int num_array[N + 1];</text:span></text:p>
              </text:list-item>
              <text:list-item>
                <text:p text:style-name="P1"><text:span text:style-name="T1"><text:s text:c="3"/></text:span><text:span text:style-name="T1">num_array[0] = num_array[1] = 1;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/* Set i^2 and further multiples of i to 1 */</text:span></text:p>
              </text:list-item>
              <text:list-item>
                <text:p text:style-name="P1"><text:span text:style-name="T1"><text:s text:c="3"/></text:span><text:span text:style-name="T1">for (i=2; i*i &lt;= N; i++) {</text:span></text:p>
              </text:list-item>
              <text:list-item>
                <text:p text:style-name="P1"><text:span text:style-name="T1"><text:s text:c="6"/></text:span><text:span text:style-name="T1">if (num_array[i] == 0) {</text:span></text:p>
              </text:list-item>
              <text:list-item>
                <text:p text:style-name="P1"><text:span text:style-name="T1"><text:s text:c="9"/></text:span><text:span text:style-name="T1">for (j=i*i; j &lt;= N; j+=i)</text:span></text:p>
              </text:list-item>
              <text:list-item>
                <text:p text:style-name="P1"><text:span text:style-name="T1"><text:s text:c="12"/></text:span><text:span text:style-name="T1">num_array[j] = 1;</text:span></text:p>
              </text:list-item>
              <text:list-item>
                <text:p text:style-name="P1"><text:span text:style-name="T1"><text:s text:c="6"/></text:span><text:span text:style-name="T1">}</text:span></text:p>
              </text:list-item>
              <text:list-item>
                <text:p text:style-name="P1"><text:span text:style-name="T1"><text:s text:c="3"/></text:span><text:span text:style-name="T1">}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/* Display indices of prime numbers */</text:span></text:p>
              </text:list-item>
              <text:list-item>
                <text:p text:style-name="P1"><text:span text:style-name="T1"><text:s text:c="3"/></text:span><text:span text:style-name="T1">printf("Prime numbers less than %u: ", N);</text:span></text:p>
              </text:list-item>
              <text:list-item>
                <text:p text:style-name="P1"><text:span text:style-name="T1"><text:s text:c="3"/></text:span><text:span text:style-name="T1">for (i=2; i &lt;= N; i++) { <text:s/></text:span></text:p>
              </text:list-item>
              <text:list-item>
                <text:p text:style-name="P1"><text:span text:style-name="T1"><text:s text:c="6"/></text:span><text:span text:style-name="T1">if (num_array[i] != 1)</text:span></text:p>
              </text:list-item>
              <text:list-item>
                <text:p text:style-name="P1"><text:span text:style-name="T1"><text:s text:c="9"/></text:span><text:span text:style-name="T1">printf("%u ", i);</text:span></text:p>
              </text:list-item>
              <text:list-item>
                <text:p text:style-name="P1"><text:span text:style-name="T1"><text:s text:c="3"/></text:span><text:span text:style-name="T1">}</text:span></text:p>
              </text:list-item>
              <text:list-item>
                <text:p text:style-name="P1"><text:span text:style-name="T1"><text:s text:c="3"/></text:span><text:span text:style-name="T1">printf("\n");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return 0;</text:span></text:p>
              </text:list-item>
              <text:list-item>
                <text:p text:style-name="P1"><text:span text:style-name="T1">}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bug sieve</text:p>
          </draw:text-box>
        </draw:frame>
        <draw:frame presentation:style-name="pr7" draw:text-style-name="P4" draw:layer="layout" svg:width="25.199cm" svg:height="13.86cm" svg:x="1.4cm" svg:y="4.914cm">
          <draw:text-box>
            <text:list text:style-name="L1">
              <text:list-item>
                <text:p text:style-name="P3"><text:span text:style-name="T2">spu-gdb spu-sieve -q</text:span></text:p>
                <text:list>
                  <text:list-item>
                    <text:p text:style-name="P3"><text:span text:style-name="T2">break main</text:span></text:p>
                  </text:list-item>
                  <text:list-item>
                    <text:p text:style-name="P3"><text:span text:style-name="T2">run</text:span></text:p>
                  </text:list-item>
                  <text:list-item>
                    <text:p text:style-name="P3"><text:span text:style-name="T2">step</text:span></text:p>
                  </text:list-item>
                  <text:list-item>
                    <text:p text:style-name="P3"><text:span text:style-name="T2">next 10</text:span></text:p>
                  </text:list-item>
                  <text:list-item>
                    <text:p text:style-name="P3"><text:span text:style-name="T2">print j</text:span></text:p>
                  </text:list-item>
                  <text:list-item>
                    <text:p text:style-name="P3"><text:span text:style-name="T2">where</text:span></text:p>
                  </text:list-item>
                  <text:list-item>
                    <text:p text:style-name="P3"><text:span text:style-name="T2">break spu_sieve.c:18</text:span></text:p>
                  </text:list-item>
                  <text:list-item>
                    <text:p text:style-name="P3"><text:span text:style-name="T2">info breakpoints</text:span></text:p>
                  </text:list-item>
                  <text:list-item>
                    <text:p text:style-name="P3"><text:span text:style-name="T2">continue</text:span></text:p>
                  </text:list-item>
                  <text:list-item>
                    <text:p text:style-name="P3"><text:span text:style-name="T2">continue</text:span></text:p>
                  </text:list-item>
                  <text:list-item>
                    <text:p text:style-name="P3"><text:span text:style-name="T2">quit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27cm" svg:y="8.558cm" presentation:class="title" presentation:user-transformed="true">
          <draw:text-box>
            <text:p>Chapter 6<text:line-break/>the PPU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a types</text:p>
          </draw:text-box>
        </draw:frame>
        <draw:frame presentation:style-name="pr6" draw:layer="layout" svg:width="25.199cm" svg:height="13.629cm" svg:x="1.27cm" svg:y="4.151cm" presentation:class="outline" presentation:user-transformed="true">
          <draw:text-box>
            <text:list text:style-name="L2">
              <text:list-header>
                <text:p>bool<text:tab/><text:tab/><text:tab/><text:tab/><text:tab/><text:tab/><text:tab/><text:tab/><text:tab/><text:tab/><text:tab/><text:tab/><text:tab/><text:tab/>1 byte</text:p>
                <text:p>(unsigned) char<text:tab/><text:tab/><text:tab/><text:tab/><text:tab/><text:tab/><text:tab/><text:tab/><text:tab/>1 byte</text:p>
                <text:p>(unsigned) short<text:tab/><text:tab/><text:tab/><text:tab/><text:tab/><text:tab/><text:tab/><text:tab/><text:tab/>2 byte</text:p>
                <text:p>wchar<text:tab/><text:tab/><text:tab/><text:tab/><text:tab/><text:tab/><text:tab/><text:tab/><text:tab/><text:tab/><text:tab/><text:tab/><text:tab/>2 byte</text:p>
                <text:p>(unsigned) int<text:tab/><text:tab/><text:tab/><text:tab/><text:tab/><text:tab/><text:tab/><text:tab/><text:tab/><text:tab/>4 byte</text:p>
                <text:p>float<text:tab/><text:tab/><text:tab/><text:tab/><text:tab/><text:tab/><text:tab/><text:tab/><text:tab/><text:tab/><text:tab/><text:tab/><text:tab/><text:tab/>4 byte</text:p>
                <text:p>double<text:tab/><text:tab/><text:tab/><text:tab/><text:tab/><text:tab/><text:tab/><text:tab/><text:tab/><text:tab/><text:tab/><text:tab/><text:tab/>8 byte</text:p>
                <text:p>(unsigned) ong long / long long int<text:tab/><text:tab/>8 byt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Bit/byte Order</text:p>
          </draw:text-box>
        </draw:frame>
        <draw:rect draw:style-name="gr2" draw:text-style-name="P5" draw:layer="layout" svg:width="1.27cm" svg:height="1.27cm" svg:x="13.335cm" svg:y="6.985cm">
          <text:p text:style-name="P5">8</text:p>
        </draw:rect>
        <draw:rect draw:style-name="gr2" draw:text-style-name="P5" draw:layer="layout" svg:width="1.27cm" svg:height="1.27cm" svg:x="14.605cm" svg:y="6.985cm">
          <text:p text:style-name="P5">9</text:p>
        </draw:rect>
        <draw:rect draw:style-name="gr2" draw:text-style-name="P5" draw:layer="layout" svg:width="1.27cm" svg:height="1.27cm" svg:x="22.225cm" svg:y="6.985cm">
          <text:p text:style-name="P5">15</text:p>
        </draw:rect>
        <draw:rect draw:style-name="gr2" draw:text-style-name="P5" draw:layer="layout" svg:width="1.27cm" svg:height="1.27cm" svg:x="20.955cm" svg:y="6.985cm">
          <text:p text:style-name="P5">14</text:p>
        </draw:rect>
        <draw:rect draw:style-name="gr2" draw:text-style-name="P5" draw:layer="layout" svg:width="1.27cm" svg:height="1.27cm" svg:x="19.685cm" svg:y="6.985cm">
          <text:p text:style-name="P5">13</text:p>
        </draw:rect>
        <draw:rect draw:style-name="gr2" draw:text-style-name="P5" draw:layer="layout" svg:width="1.27cm" svg:height="1.27cm" svg:x="18.415cm" svg:y="6.985cm">
          <text:p text:style-name="P5">12</text:p>
        </draw:rect>
        <draw:rect draw:style-name="gr2" draw:text-style-name="P5" draw:layer="layout" svg:width="1.27cm" svg:height="1.27cm" svg:x="17.145cm" svg:y="6.985cm">
          <text:p text:style-name="P5">11</text:p>
        </draw:rect>
        <draw:rect draw:style-name="gr2" draw:text-style-name="P5" draw:layer="layout" svg:width="1.27cm" svg:height="1.27cm" svg:x="15.875cm" svg:y="6.985cm">
          <text:p text:style-name="P5">10</text:p>
        </draw:rect>
        <draw:rect draw:style-name="gr2" draw:text-style-name="P5" draw:layer="layout" svg:width="1.27cm" svg:height="1.27cm" svg:x="3.175cm" svg:y="6.985cm">
          <text:p text:style-name="P5">0</text:p>
        </draw:rect>
        <draw:rect draw:style-name="gr2" draw:text-style-name="P5" draw:layer="layout" svg:width="1.27cm" svg:height="1.27cm" svg:x="4.445cm" svg:y="6.985cm">
          <text:p text:style-name="P5">1</text:p>
        </draw:rect>
        <draw:rect draw:style-name="gr2" draw:text-style-name="P5" draw:layer="layout" svg:width="1.27cm" svg:height="1.27cm" svg:x="12.065cm" svg:y="6.985cm">
          <text:p text:style-name="P5">7</text:p>
        </draw:rect>
        <draw:rect draw:style-name="gr2" draw:text-style-name="P5" draw:layer="layout" svg:width="1.27cm" svg:height="1.27cm" svg:x="10.795cm" svg:y="6.985cm">
          <text:p text:style-name="P5">6</text:p>
        </draw:rect>
        <draw:rect draw:style-name="gr2" draw:text-style-name="P5" draw:layer="layout" svg:width="1.27cm" svg:height="1.27cm" svg:x="9.525cm" svg:y="6.985cm">
          <text:p text:style-name="P5">5</text:p>
        </draw:rect>
        <draw:rect draw:style-name="gr2" draw:text-style-name="P5" draw:layer="layout" svg:width="1.27cm" svg:height="1.27cm" svg:x="8.255cm" svg:y="6.985cm">
          <text:p text:style-name="P5">4</text:p>
        </draw:rect>
        <draw:rect draw:style-name="gr2" draw:text-style-name="P5" draw:layer="layout" svg:width="1.27cm" svg:height="1.27cm" svg:x="6.985cm" svg:y="6.985cm">
          <text:p text:style-name="P5">3</text:p>
        </draw:rect>
        <draw:rect draw:style-name="gr2" draw:text-style-name="P5" draw:layer="layout" svg:width="1.27cm" svg:height="1.27cm" svg:x="5.715cm" svg:y="6.985cm">
          <text:p text:style-name="P5">2</text:p>
        </draw:rect>
        <draw:frame draw:style-name="gr3" draw:layer="layout" svg:width="4.977cm" svg:height="0.963cm" svg:x="3.175cm" svg:y="5.715cm">
          <draw:text-box>
            <text:p>Most Significant</text:p>
          </draw:text-box>
        </draw:frame>
        <draw:frame draw:style-name="gr3" draw:layer="layout" svg:width="5.15cm" svg:height="0.963cm" svg:x="18.518cm" svg:y="5.715cm">
          <draw:text-box>
            <text:p>Least Significant</text:p>
          </draw:text-box>
        </draw:frame>
        <draw:rect draw:style-name="gr4" draw:text-style-name="P5" draw:layer="layout" svg:width="10.16cm" svg:height="1.27cm" svg:x="3.175cm" svg:y="11.43cm">
          <text:p text:style-name="P5">doubleword0</text:p>
        </draw:rect>
        <draw:rect draw:style-name="gr4" draw:text-style-name="P5" draw:layer="layout" svg:width="10.16cm" svg:height="1.27cm" svg:x="13.335cm" svg:y="11.43cm">
          <text:p text:style-name="P5">doubleword1</text:p>
        </draw:rect>
        <draw:rect draw:style-name="gr5" draw:text-style-name="P5" draw:layer="layout" svg:width="5.08cm" svg:height="1.27cm" svg:x="3.175cm" svg:y="13.335cm">
          <text:p text:style-name="P5">word0</text:p>
        </draw:rect>
        <draw:rect draw:style-name="gr5" draw:text-style-name="P5" draw:layer="layout" svg:width="5.08cm" svg:height="1.27cm" svg:x="18.415cm" svg:y="13.335cm">
          <text:p text:style-name="P5">word3</text:p>
        </draw:rect>
        <draw:rect draw:style-name="gr5" draw:text-style-name="P5" draw:layer="layout" svg:width="5.08cm" svg:height="1.27cm" svg:x="13.335cm" svg:y="13.335cm">
          <text:p text:style-name="P5">word2</text:p>
        </draw:rect>
        <draw:rect draw:style-name="gr5" draw:text-style-name="P5" draw:layer="layout" svg:width="5.08cm" svg:height="1.27cm" svg:x="8.255cm" svg:y="13.335cm">
          <text:p text:style-name="P5">word1</text:p>
        </draw:rect>
        <draw:rect draw:style-name="gr5" draw:text-style-name="P5" draw:layer="layout" svg:width="2.54cm" svg:height="1.27cm" svg:x="3.175cm" svg:y="15.24cm">
          <text:p text:style-name="P5">hw0</text:p>
        </draw:rect>
        <draw:rect draw:style-name="gr5" draw:text-style-name="P5" draw:layer="layout" svg:width="2.54cm" svg:height="1.27cm" svg:x="20.955cm" svg:y="15.24cm">
          <text:p text:style-name="P5">hw7</text:p>
        </draw:rect>
        <draw:rect draw:style-name="gr5" draw:text-style-name="P5" draw:layer="layout" svg:width="2.54cm" svg:height="1.27cm" svg:x="18.415cm" svg:y="15.24cm">
          <text:p text:style-name="P5">hw6</text:p>
        </draw:rect>
        <draw:rect draw:style-name="gr5" draw:text-style-name="P5" draw:layer="layout" svg:width="2.54cm" svg:height="1.27cm" svg:x="15.875cm" svg:y="15.24cm">
          <text:p text:style-name="P5">hw5</text:p>
        </draw:rect>
        <draw:rect draw:style-name="gr5" draw:text-style-name="P5" draw:layer="layout" svg:width="2.54cm" svg:height="1.27cm" svg:x="13.335cm" svg:y="15.24cm">
          <text:p text:style-name="P5">hw4</text:p>
        </draw:rect>
        <draw:rect draw:style-name="gr5" draw:text-style-name="P5" draw:layer="layout" svg:width="2.54cm" svg:height="1.27cm" svg:x="10.795cm" svg:y="15.24cm">
          <text:p text:style-name="P5">hw3</text:p>
        </draw:rect>
        <draw:rect draw:style-name="gr5" draw:text-style-name="P5" draw:layer="layout" svg:width="2.54cm" svg:height="1.27cm" svg:x="8.255cm" svg:y="15.24cm">
          <text:p text:style-name="P5">hw2</text:p>
        </draw:rect>
        <draw:rect draw:style-name="gr5" draw:text-style-name="P5" draw:layer="layout" svg:width="2.54cm" svg:height="1.27cm" svg:x="5.715cm" svg:y="15.24cm">
          <text:p text:style-name="P5">hw1</text:p>
        </draw:rect>
        <draw:frame draw:style-name="gr6" draw:layer="layout" svg:width="1.624cm" svg:height="0.887cm" svg:x="2.54cm" svg:y="10.543cm">
          <draw:text-box>
            <text:p>bit 0</text:p>
          </draw:text-box>
        </draw:frame>
        <draw:frame draw:style-name="gr7" draw:layer="layout" svg:width="2.505cm" svg:height="0.887cm" svg:x="22.858cm" svg:y="10.608cm">
          <draw:text-box>
            <text:p>bit 128 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PU intrinsic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Assembler <text:s/>instructions that can be used in C.</text:p>
                <text:list>
                  <text:list-item>
                    <text:list>
                      <text:list-item>
                        <text:list>
                          <text:list-item>
                            <text:p>ppu_intrinsics.h</text:p>
                          </text:list-item>
                        </text:list>
                      </text:list-item>
                    </text:list>
                  </text:list-item>
                  <text:list-item>
                    <text:p>Manipulate memory</text:p>
                  </text:list-item>
                  <text:list-item>
                    <text:p>Numeric operations</text:p>
                  </text:list-item>
                  <text:list-item>
                    <text:p><text:span text:style-name="T3">Vector processing</text:span></text:p>
                  </text:list-item>
                  <text:list-item>
                    <text:p>Resource Access</text:p>
                  </text:list-item>
                </text:list>
              </text:list-header>
              <text:list-item>
                <text:p>Examples</text:p>
                <text:list>
                  <text:list-item>
                    <text:p><text:s/>__cntlsw(int)<text:tab/>– count leading zeroes in word</text:p>
                  </text:list-item>
                  <text:list-item>
                    <text:p>__mftb()<text:tab/><text:tab/>– move from time 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ime base example</text:p>
          </draw:text-box>
        </draw:frame>
        <draw:frame presentation:style-name="pr8" draw:text-style-name="P6" draw:layer="layout" svg:width="25.905cm" svg:height="12.044cm" svg:x="1.4cm" svg:y="6.35cm" presentation:class="outline" presentation:user-transformed="true">
          <draw:text-box>
            <text:list text:style-name="L2">
              <text:list-header>
                <text:p><text:span text:style-name="T4">unsigned long long startTime, finishTime;</text:span></text:p>
                <text:p><text:span text:style-name="T4"/></text:p>
                <text:p><text:span text:style-name="T4">startTime = __mftb();</text:span></text:p>
                <text:list>
                  <text:list-item>
                    <text:list>
                      <text:list-header>
                        <text:p><text:span text:style-name="T4">routine(); <text:s/>// work</text:span></text:p>
                      </text:list-header>
                    </text:list>
                  </text:list-item>
                </text:list>
                <text:p><text:span text:style-name="T4">finishTime = __mftb();</text:span></text:p>
                <text:p><text:span text:style-name="T4"/></text:p>
                <text:p><text:span text:style-name="T4">printf( “The number of elapsed ticks is%lld.\n”,</text:span></text:p>
                <text:list>
                  <text:list-header>
                    <text:p><text:span text:style-name="T4">finishTime – startTime );</text:span></text:p>
                    <text:p><text:span text:style-name="T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ot product</text:p>
          </draw:text-box>
        </draw:frame>
        <draw:frame presentation:style-name="pr6" draw:text-style-name="P7" draw:layer="layout" svg:width="17.65cm" svg:height="14.284cm" svg:x="4.575cm" svg:y="4.766cm" presentation:class="outline" presentation:user-transformed="true">
          <draw:text-box>
            <text:list text:style-name="L2">
              <text:list-item>
                <text:p text:style-name="P1"><text:span text:style-name="T6">#include &lt;stdio.h&gt;</text:span></text:p>
              </text:list-item>
              <text:list-item>
                <text:p text:style-name="P1"><text:span text:style-name="T6"/></text:p>
              </text:list-item>
              <text:list-item>
                <text:p text:style-name="P1"><text:span text:style-name="T6">#define N 1000</text:span></text:p>
              </text:list-item>
              <text:list-item>
                <text:p text:style-name="P1"><text:span text:style-name="T6"/></text:p>
              </text:list-item>
              <text:list-item>
                <text:p text:style-name="P1"><text:span text:style-name="T6">int vec1[N], vec2[N], sum;</text:span></text:p>
              </text:list-item>
              <text:list-item>
                <text:p text:style-name="P1"><text:span text:style-name="T6"/></text:p>
              </text:list-item>
              <text:list-item>
                <text:p text:style-name="P1"><text:span text:style-name="T6">/* Compute the dot product */</text:span></text:p>
              </text:list-item>
              <text:list-item>
                <text:p text:style-name="P1"><text:span text:style-name="T6">void dprod() {</text:span></text:p>
              </text:list-item>
              <text:list-item>
                <text:p text:style-name="P1"><text:span text:style-name="T6"><text:s text:c="3"/></text:span><text:span text:style-name="T6">int i;</text:span></text:p>
              </text:list-item>
              <text:list-item>
                <text:p text:style-name="P1"><text:span text:style-name="T6"><text:s text:c="3"/></text:span><text:span text:style-name="T6">sum = 0;</text:span></text:p>
              </text:list-item>
              <text:list-item>
                <text:p text:style-name="P1"><text:span text:style-name="T6"><text:s text:c="3"/></text:span><text:span text:style-name="T6">for(i=0; i&lt;N; i++)</text:span></text:p>
              </text:list-item>
              <text:list-item>
                <text:p text:style-name="P1"><text:span text:style-name="T6"><text:s text:c="6"/></text:span><text:span text:style-name="T6">sum += vec1[i] * vec2[i]; </text:span></text:p>
              </text:list-item>
              <text:list-item>
                <text:p text:style-name="P1"><text:span text:style-name="T6">}</text:span></text:p>
              </text:list-item>
              <text:list-item>
                <text:p text:style-name="P1"><text:span text:style-name="T6"/></text:p>
              </text:list-item>
              <text:list-item>
                <text:p text:style-name="P1"><text:span text:style-name="T6">int main(int argc, char **argv) {</text:span></text:p>
              </text:list-item>
              <text:list-item>
                <text:p text:style-name="P1"><text:span text:style-name="T6"><text:s text:c="3"/></text:span><text:span text:style-name="T6">int i;</text:span></text:p>
              </text:list-item>
              <text:list-item>
                <text:p text:style-name="P1"><text:span text:style-name="T6"><text:s text:c="3"/></text:span></text:p>
              </text:list-item>
              <text:list-item>
                <text:p text:style-name="P1"><text:span text:style-name="T6"><text:s text:c="3"/></text:span><text:span text:style-name="T6">/* Initialize arrays */</text:span></text:p>
              </text:list-item>
              <text:list-item>
                <text:p text:style-name="P1"><text:span text:style-name="T6"><text:s text:c="3"/></text:span><text:span text:style-name="T6">for (i=0; i&lt;N; i++) {</text:span></text:p>
              </text:list-item>
              <text:list-item>
                <text:p text:style-name="P1"><text:span text:style-name="T6"><text:s text:c="6"/></text:span><text:span text:style-name="T6">vec1[i] = i;</text:span></text:p>
              </text:list-item>
              <text:list-item>
                <text:p text:style-name="P1"><text:span text:style-name="T6"><text:s text:c="6"/></text:span><text:span text:style-name="T6">vec2[i] = N-i;</text:span></text:p>
              </text:list-item>
              <text:list-item>
                <text:p text:style-name="P1"><text:span text:style-name="T6"><text:s text:c="3"/></text:span><text:span text:style-name="T6">}</text:span></text:p>
              </text:list-item>
              <text:list-item>
                <text:p text:style-name="P1"><text:span text:style-name="T6"><text:s text:c="3"/></text:span><text:span text:style-name="T6">dprod();</text:span></text:p>
              </text:list-item>
              <text:list-item>
                <text:p text:style-name="P1"><text:span text:style-name="T6"><text:s text:c="3"/></text:span><text:span text:style-name="T6">printf("Dot product = %d\n", sum);</text:span></text:p>
              </text:list-item>
              <text:list-item>
                <text:p text:style-name="P1"><text:span text:style-name="T6"><text:s text:c="3"/></text:span><text:span text:style-name="T6">return 0;</text:span></text:p>
              </text:list-item>
              <text:list-item>
                <text:p text:style-name="P1"><text:span text:style-name="T6">}</text:span></text:p>
              </text:list-item>
              <text:list-item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ot Product by threads</text:p>
          </draw:text-box>
        </draw:frame>
        <draw:frame presentation:style-name="pr5" draw:text-style-name="P2" draw:layer="layout" svg:width="10.665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#include &lt;stdio.h&gt;</text:span></text:p>
              </text:list-item>
              <text:list-item>
                <text:p text:style-name="P1"><text:span text:style-name="T1">#include &lt;pthread.h&gt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#define N 1000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int vec1[N], vec2[N], sum[2]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/* Compute the odd or even dot product */</text:span></text:p>
              </text:list-item>
              <text:list-item>
                <text:p text:style-name="P1"><text:span text:style-name="T1">void *dprod(void *ptr) {</text:span></text:p>
              </text:list-item>
              <text:list-item>
                <text:p text:style-name="P1"><text:span text:style-name="T1"><text:s text:c="3"/></text:span><text:span text:style-name="T1">int i, index = *((int*)ptr);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sum[index] = 0;</text:span></text:p>
              </text:list-item>
              <text:list-item>
                <text:p text:style-name="P1"><text:span text:style-name="T1"><text:s text:c="3"/></text:span><text:span text:style-name="T1">for(i=index; i&lt;N; i+=2)</text:span></text:p>
              </text:list-item>
              <text:list-item>
                <text:p text:style-name="P1"><text:span text:style-name="T1"><text:s text:c="5"/></text:span><text:span text:style-name="T1">sum[index] += vec1[i] * vec2[i]; 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<text:s text:c="3"/></text:span><text:span text:style-name="T1">pthread_exit(NULL);</text:span></text:p>
              </text:list-item>
              <text:list-item>
                <text:p text:style-name="P1"><text:span text:style-name="T1">} 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draw:frame presentation:style-name="pr6" draw:text-style-name="P2" draw:layer="layout" svg:width="15.471cm" svg:height="13.876cm" svg:x="12.469cm" svg:y="4.064cm" presentation:class="outline" presentation:user-transformed="true">
          <draw:text-box>
            <text:list text:style-name="L2">
              <text:list-item>
                <text:p text:style-name="P1"><text:span text:style-name="T1">int main(int argc, char **argv) {</text:span></text:p>
              </text:list-item>
              <text:list-item>
                <text:p text:style-name="P1"><text:span text:style-name="T1"><text:s text:c="3"/></text:span><text:span text:style-name="T1">int i;</text:span></text:p>
              </text:list-item>
              <text:list-item>
                <text:p text:style-name="P1"><text:span text:style-name="T1"><text:s text:c="3"/></text:span><text:span text:style-name="T1">pthread_t threads[2];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/* Initialize arrays */</text:span></text:p>
              </text:list-item>
              <text:list-item>
                <text:p text:style-name="P1"><text:span text:style-name="T1"><text:s text:c="3"/></text:span><text:span text:style-name="T1">for (i=0; i&lt;N; i++) {</text:span></text:p>
              </text:list-item>
              <text:list-item>
                <text:p text:style-name="P1"><text:span text:style-name="T1"><text:s text:c="6"/></text:span><text:span text:style-name="T1">vec1[i] = i;</text:span></text:p>
              </text:list-item>
              <text:list-item>
                <text:p text:style-name="P1"><text:span text:style-name="T1"><text:s text:c="6"/></text:span><text:span text:style-name="T1">vec2[i] = N-i;</text:span></text:p>
              </text:list-item>
              <text:list-item>
                <text:p text:style-name="P1"><text:span text:style-name="T1"><text:s text:c="3"/></text:span><text:span text:style-name="T1">}</text:span></text:p>
              </text:list-item>
              <text:list-item>
                <text:p text:style-name="P1"><text:span text:style-name="T1"><text:s text:c="3"/></text:span></text:p>
              </text:list-item>
              <text:list-item>
                <text:p text:style-name="P1"><text:span text:style-name="T1"><text:s text:c="3"/></text:span><text:span text:style-name="T1">/* Create threads to execute dot product */</text:span></text:p>
              </text:list-item>
              <text:list-item>
                <text:p text:style-name="P1"><text:span text:style-name="T1"><text:s text:c="3"/></text:span><text:span text:style-name="T1">int index0 = 0;</text:span></text:p>
              </text:list-item>
              <text:list-item>
                <text:p text:style-name="P1"><text:span text:style-name="T1"><text:s text:c="3"/></text:span><text:span text:style-name="T1">int index1 = 1;</text:span></text:p>
              </text:list-item>
              <text:list-item>
                <text:p text:style-name="P1"><text:span text:style-name="T1"><text:s text:c="3"/></text:span><text:span text:style-name="T1">pthread_create(&amp;threads[0], NULL, dprod (void*)&amp;index0);</text:span></text:p>
              </text:list-item>
              <text:list-item>
                <text:p text:style-name="P1"><text:span text:style-name="T1"><text:s text:c="3"/></text:span><text:span text:style-name="T1">pthread_create(&amp;threads[1], NULL, dprod, (void*)&amp;index1); <text:s text:c="2"/>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<text:s text:c="3"/></text:span><text:span text:style-name="T1">/* Wait for threads to finish */</text:span></text:p>
              </text:list-item>
              <text:list-item>
                <text:p text:style-name="P1"><text:span text:style-name="T1"><text:s text:c="3"/></text:span><text:span text:style-name="T1">pthread_join(threads[0], NULL);</text:span></text:p>
              </text:list-item>
              <text:list-item>
                <text:p text:style-name="P1"><text:span text:style-name="T1"><text:s text:c="3"/></text:span><text:span text:style-name="T1">pthread_join(threads[1], NULL);</text:span></text:p>
              </text:list-item>
              <text:list-item>
                <text:p text:style-name="P1"><text:span text:style-name="T1"/></text:p>
              </text:list-item>
              <text:list-item>
                <text:p text:style-name="P1"><text:span text:style-name="T1"><text:s text:c="3"/></text:span><text:span text:style-name="T1">/* Add the result from each thread */</text:span></text:p>
              </text:list-item>
              <text:list-item>
                <text:p text:style-name="P1"><text:span text:style-name="T1"><text:s text:c="3"/></text:span><text:span text:style-name="T1">printf("Dot product = %d\n", (sum[0] + sum[1]));</text:span></text:p>
              </text:list-item>
              <text:list-item>
                <text:p text:style-name="P1"><text:span text:style-name="T1"><text:s text:c="3"/></text:span><text:span text:style-name="T1">return 0;</text:span></text:p>
              </text:list-item>
              <text:list-item>
                <text:p text:style-name="P1"><text:span text:style-name="T1">}</text:span></text:p>
              </text:list-item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5.209cm" svg:x="1.27cm" svg:y="7.707cm" presentation:class="title" presentation:user-transformed="true">
          <draw:text-box>
            <text:p>Chapter 7<text:line-break/>SPU Runtime Management<text:line-break/>libsp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ello World ala SPU</text:p>
          </draw:text-box>
        </draw:frame>
        <draw:frame presentation:style-name="pr9" draw:text-style-name="P9" draw:layer="layout" svg:width="25.905cm" svg:height="10.326cm" svg:x="1.27cm" svg:y="6.35cm" presentation:class="outline" presentation:user-transformed="true">
          <draw:text-box>
            <text:list text:style-name="L2">
              <text:list-item>
                <text:p><text:span text:style-name="T7">#include &lt;stdio.h&gt;</text:span></text:p>
              </text:list-item>
              <text:list-item>
                <text:p><text:span text:style-name="T7"/></text:p>
              </text:list-item>
              <text:list-item>
                <text:p><text:span text:style-name="T7">int main (unsigned long long spe_id, </text:span></text:p>
              </text:list-item>
              <text:list-item>
                <text:p><text:span text:style-name="T7"><text:s text:c="10"/></text:span><text:span text:style-name="T7">unsigned long long argp, </text:span></text:p>
              </text:list-item>
              <text:list-item>
                <text:p><text:span text:style-name="T7"><text:s text:c="10"/></text:span><text:span text:style-name="T7">unsigned long long envp) {</text:span></text:p>
              </text:list-item>
              <text:list-item>
                <text:p><text:span text:style-name="T7"><text:s text:c="3"/></text:span><text:span text:style-name="T7">printf("Hello World! My thread id is %lld\n", spe_id);</text:span></text:p>
              </text:list-item>
              <text:list-item>
                <text:p><text:span text:style-name="T7"><text:s text:c="3"/></text:span><text:span text:style-name="T7">return 0;</text:span></text:p>
              </text:list-item>
              <text:list-item>
                <text:p><text:span text:style-name="T7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PU driver</text:p>
          </draw:text-box>
        </draw:frame>
        <draw:frame presentation:style-name="pr5" draw:text-style-name="P10" draw:layer="layout" svg:width="11.43cm" svg:height="13.86cm" svg:x="1.27cm" svg:y="4.555cm" presentation:class="outline" presentation:user-transformed="true">
          <draw:text-box>
            <text:list text:style-name="L2">
              <text:list-item>
                <text:p text:style-name="P1"><text:span text:style-name="T8">#include &lt;stdio.h&gt;</text:span></text:p>
              </text:list-item>
              <text:list-item>
                <text:p text:style-name="P1"><text:span text:style-name="T8">#include &lt;stdlib.h&gt;</text:span></text:p>
              </text:list-item>
              <text:list-item>
                <text:p text:style-name="P1"><text:span text:style-name="T8">#include &lt;libspe2.h&gt;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/* SPE program handle */</text:span></text:p>
              </text:list-item>
              <text:list-item>
                <text:p text:style-name="P1"><text:span text:style-name="T8">extern spe_program_handle_t spu_basic; 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int main(int argc, char **argv) {</text:span></text:p>
              </text:list-item>
              <text:list-item>
                <text:p text:style-name="P1"><text:span text:style-name="T8">/* SPE context */</text:span></text:p>
              </text:list-item>
              <text:list-item>
                <text:p text:style-name="P1"><text:span text:style-name="T8"><text:s text:c="3"/></text:span><text:span text:style-name="T8">spe_context_ptr_t spe; <text:s/></text:span></text:p>
              </text:list-item>
              <text:list-item>
                <text:p text:style-name="P1"><text:span text:style-name="T8">/* SPE start address */</text:span></text:p>
              </text:list-item>
              <text:list-item>
                <text:p text:style-name="P1"><text:span text:style-name="T8"><text:s text:c="3"/></text:span><text:span text:style-name="T8">unsigned int entry_point; </text:span></text:p>
              </text:list-item>
              <text:list-item>
                <text:p text:style-name="P1"><text:span text:style-name="T8">/* Return value */</text:span></text:p>
              </text:list-item>
              <text:list-item>
                <text:p text:style-name="P1"><text:span text:style-name="T8"><text:s text:c="3"/></text:span><text:span text:style-name="T8">int retval; <text:s text:c="6"/></text:span></text:p>
              </text:list-item>
              <text:list-item>
                <text:p text:style-name="P1"><text:span text:style-name="T8">/* Stop information */</text:span></text:p>
              </text:list-item>
              <text:list-item>
                <text:p text:style-name="P1"><text:span text:style-name="T8"><text:s text:c="3"/></text:span><text:span text:style-name="T8">spe_stop_info_t stop_info; 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<text:s text:c="3"/></text:span><text:span text:style-name="T8">/* Create the SPE Context */</text:span></text:p>
              </text:list-item>
              <text:list-item>
                <text:p text:style-name="P1"><text:span text:style-name="T8"><text:s text:c="3"/></text:span><text:span text:style-name="T8">spe = spe_context_create(0, NULL);</text:span></text:p>
              </text:list-item>
              <text:list-item>
                <text:p text:style-name="P1"><text:span text:style-name="T8"><text:s text:c="3"/></text:span><text:span text:style-name="T8">if (!spe) {</text:span></text:p>
              </text:list-item>
              <text:list-item>
                <text:p text:style-name="P1"><text:span text:style-name="T8"><text:s text:c="6"/></text:span><text:span text:style-name="T8">perror("spe_context_create");</text:span></text:p>
              </text:list-item>
              <text:list-item>
                <text:p text:style-name="P1"><text:span text:style-name="T8"><text:s text:c="6"/></text:span><text:span text:style-name="T8">exit(1);</text:span></text:p>
              </text:list-item>
              <text:list-item>
                <text:p text:style-name="P1"><text:span text:style-name="T8"><text:s text:c="3"/></text:span><text:span text:style-name="T8">}</text:span></text:p>
              </text:list-item>
              <text:list-item>
                <text:p text:style-name="P1"><text:span text:style-name="T8"><text:s text:c="3"/></text:span></text:p>
              </text:list-item>
              <text:list-item>
                <text:p text:style-name="P1"><text:span text:style-name="T8"/></text:p>
              </text:list-item>
            </text:list>
          </draw:text-box>
        </draw:frame>
        <draw:frame presentation:style-name="pr6" draw:text-style-name="P11" draw:layer="layout" svg:width="14.201cm" svg:height="13.609cm" svg:x="13.104cm" svg:y="4.171cm" presentation:class="outline" presentation:user-transformed="true">
          <draw:text-box>
            <text:list text:style-name="L2">
              <text:list-item>
                <text:p text:style-name="P1"><text:span text:style-name="T8"/></text:p>
              </text:list-item>
              <text:list-item>
                <text:p text:style-name="P1"><text:span text:style-name="T8">/* Load the program handle into the context */</text:span></text:p>
              </text:list-item>
              <text:list-item>
                <text:p text:style-name="P1"><text:span text:style-name="T8"><text:s text:c="3"/></text:span><text:span text:style-name="T8">retval = spe_program_load(spe, &amp;spu_basic);</text:span></text:p>
              </text:list-item>
              <text:list-item>
                <text:p text:style-name="P1"><text:span text:style-name="T8"><text:s text:c="3"/></text:span><text:span text:style-name="T8">if (retval) {</text:span></text:p>
              </text:list-item>
              <text:list-item>
                <text:p text:style-name="P1"><text:span text:style-name="T8"><text:s text:c="6"/></text:span><text:span text:style-name="T8">perror("spe_program_load");</text:span></text:p>
              </text:list-item>
              <text:list-item>
                <text:p text:style-name="P1"><text:span text:style-name="T8"><text:s text:c="6"/></text:span><text:span text:style-name="T8">exit(1);</text:span></text:p>
              </text:list-item>
              <text:list-item>
                <text:p text:style-name="P1"><text:span text:style-name="T8"><text:s text:c="3"/></text:span><text:span text:style-name="T8">}</text:span></text:p>
              </text:list-item>
              <text:list-item>
                <text:p text:style-name="P1"><text:span text:style-name="T8"><text:s text:c="3"/></text:span></text:p>
              </text:list-item>
              <text:list-item>
                <text:p text:style-name="P1"><text:span text:style-name="T8"><text:s text:c="3"/></text:span><text:span text:style-name="T8">/* Run the program inside the context */</text:span></text:p>
              </text:list-item>
              <text:list-item>
                <text:p text:style-name="P1"><text:span text:style-name="T8"><text:s text:c="3"/></text:span><text:span text:style-name="T8">entry_point = SPE_DEFAULT_ENTRY;</text:span></text:p>
              </text:list-item>
              <text:list-item>
                <text:p text:style-name="P1"><text:span text:style-name="T8"><text:s text:c="3"/></text:span><text:span text:style-name="T8">retval = spe_context_run(spe,</text:span></text:p>
              </text:list-item>
              <text:list-item>
                <text:p text:style-name="P1"><text:span text:style-name="T8"><text:s text:c="5"/></text:span><text:span text:style-name="T8">&amp;entry_point, 0, NULL, NULL,</text:span></text:p>
              </text:list-item>
              <text:list-item>
                <text:p text:style-name="P1"><text:span text:style-name="T8"><text:s text:c="5"/></text:span><text:span text:style-name="T8">&amp;stop_info);</text:span></text:p>
              </text:list-item>
              <text:list-item>
                <text:p text:style-name="P1"><text:span text:style-name="T8"><text:s text:c="3"/></text:span><text:span text:style-name="T8">if (retval &lt; 0) {</text:span></text:p>
              </text:list-item>
              <text:list-item>
                <text:p text:style-name="P1"><text:span text:style-name="T8"><text:s text:c="6"/></text:span><text:span text:style-name="T8">perror("spe_context_run");</text:span></text:p>
              </text:list-item>
              <text:list-item>
                <text:p text:style-name="P1"><text:span text:style-name="T8"><text:s text:c="6"/></text:span><text:span text:style-name="T8">exit(1);</text:span></text:p>
              </text:list-item>
              <text:list-item>
                <text:p text:style-name="P1"><text:span text:style-name="T8"><text:s text:c="3"/></text:span><text:span text:style-name="T8">}</text:span></text:p>
              </text:list-item>
              <text:list-item>
                <text:p text:style-name="P1"><text:span text:style-name="T8"><text:s text:c="3"/></text:span></text:p>
              </text:list-item>
              <text:list-item>
                <text:p text:style-name="P1"><text:span text:style-name="T8"><text:s text:c="3"/></text:span><text:span text:style-name="T8">/* Deallocate the context */</text:span></text:p>
              </text:list-item>
              <text:list-item>
                <text:p text:style-name="P1"><text:span text:style-name="T8"><text:s text:c="3"/></text:span><text:span text:style-name="T8">retval = spe_context_destroy(spe);</text:span></text:p>
              </text:list-item>
              <text:list-item>
                <text:p text:style-name="P1"><text:span text:style-name="T8"><text:s text:c="3"/></text:span><text:span text:style-name="T8">if (retval) {</text:span></text:p>
              </text:list-item>
              <text:list-item>
                <text:p text:style-name="P1"><text:span text:style-name="T8"><text:s text:c="6"/></text:span><text:span text:style-name="T8">perror("spe_context_destroy");</text:span></text:p>
              </text:list-item>
              <text:list-item>
                <text:p text:style-name="P1"><text:span text:style-name="T8"><text:s text:c="6"/></text:span><text:span text:style-name="T8">exit(1);</text:span></text:p>
              </text:list-item>
              <text:list-item>
                <text:p text:style-name="P1"><text:span text:style-name="T8"><text:s text:c="3"/></text:span><text:span text:style-name="T8">}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<text:s text:c="3"/></text:span><text:span text:style-name="T8">return 0;</text:span></text:p>
              </text:list-item>
              <text:list-item>
                <text:p text:style-name="P1"><text:span text:style-name="T8">}</text:span></text:p>
                <text:p text:style-name="P1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vent Example</text:p>
          </draw:text-box>
        </draw:frame>
        <draw:frame presentation:style-name="pr6" draw:text-style-name="P7" draw:layer="layout" svg:width="25.199cm" svg:height="13.755cm" svg:x="1.471cm" svg:y="3.984cm" presentation:class="outline" presentation:user-transformed="true">
          <draw:text-box>
            <text:list text:style-name="L2">
              <text:list-item>
                <text:p text:style-name="P1"><text:span text:style-name="T6"><text:s text:c="3"/></text:span><text:span text:style-name="T6">/* Receive events and analyze stop information */</text:span></text:p>
              </text:list-item>
              <text:list-item>
                <text:p text:style-name="P1"><text:span text:style-name="T6"><text:s text:c="3"/></text:span><text:span text:style-name="T6">event_count = spe_event_wait(ehandler, events, MAX_EVENTS, 10);</text:span></text:p>
              </text:list-item>
              <text:list-item>
                <text:p text:style-name="P1"><text:span text:style-name="T6"><text:s text:c="3"/></text:span><text:span text:style-name="T6">printf("Number of events detected: %d\n", event_count);</text:span></text:p>
              </text:list-item>
              <text:list-item>
                <text:p text:style-name="P1"><text:span text:style-name="T6"/></text:p>
              </text:list-item>
              <text:list-item>
                <text:p text:style-name="P1"><text:span text:style-name="T6"><text:s text:c="3"/></text:span><text:span text:style-name="T6">for (i=0; i&lt;event_count; i++) {</text:span></text:p>
              </text:list-item>
              <text:list-item>
                <text:p text:style-name="P1"><text:span text:style-name="T6"><text:s text:c="6"/></text:span><text:span text:style-name="T6">if (events[i].events &amp; SPE_EVENT_SPE_STOPPED) {</text:span></text:p>
              </text:list-item>
              <text:list-item>
                <text:p text:style-name="P1"><text:span text:style-name="T6"><text:s text:c="9"/></text:span><text:span text:style-name="T6">printf("Received SPE_EVENT_SPE_STOPPED\n");</text:span></text:p>
              </text:list-item>
              <text:list-item>
                <text:p text:style-name="P1"><text:span text:style-name="T6"><text:s text:c="9"/></text:span><text:span text:style-name="T6">spe_stop_info_read(events[i].spe, &amp;stop_info);</text:span></text:p>
              </text:list-item>
              <text:list-item>
                <text:p text:style-name="P1"><text:span text:style-name="T6"><text:s text:c="9"/></text:span><text:span text:style-name="T6">printf("Stop reason: ");</text:span></text:p>
              </text:list-item>
              <text:list-item>
                <text:p text:style-name="P1"><text:span text:style-name="T6"><text:s text:c="9"/></text:span><text:span text:style-name="T6">switch(stop_info.stop_reason) {</text:span></text:p>
              </text:list-item>
              <text:list-item>
                <text:p text:style-name="P1"><text:span text:style-name="T6"><text:s text:c="12"/></text:span><text:span text:style-name="T6">case 1: printf("SPE_EXIT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12"/></text:span><text:span text:style-name="T6">case 2: printf("SPE_STOP_AND_SIGNAL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12"/></text:span><text:span text:style-name="T6">case 3: printf("SPE_RUNTIME_ERROR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12"/></text:span><text:span text:style-name="T6">case 4: printf("SPE_RUNTIME_EXCEPTION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12"/></text:span><text:span text:style-name="T6">case 5: printf("SPE_RUNTIME_FATAL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12"/></text:span><text:span text:style-name="T6">case 6: printf("SPE_CALLBACK_ERROR\n"); </text:span></text:p>
              </text:list-item>
              <text:list-item>
                <text:p text:style-name="P1"><text:span text:style-name="T6"><text:s text:c="20"/></text:span><text:span text:style-name="T6">break;</text:span></text:p>
              </text:list-item>
              <text:list-item>
                <text:p text:style-name="P1"><text:span text:style-name="T6"><text:s text:c="9"/></text:span><text:span text:style-name="T6">}</text:span></text:p>
              </text:list-item>
              <text:list-item>
                <text:p text:style-name="P1"><text:span text:style-name="T6"><text:s text:c="9"/></text:span><text:span text:style-name="T6">printf("Exit code: %d\n", </text:span></text:p>
              </text:list-item>
              <text:list-item>
                <text:p text:style-name="P1"><text:span text:style-name="T6"><text:s text:c="12"/></text:span><text:span text:style-name="T6">stop_info.result.spe_exit_code);</text:span></text:p>
              </text:list-item>
              <text:list-item>
                <text:p text:style-name="P1"><text:span text:style-name="T6"><text:s text:c="3"/></text:span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threads</text:p>
          </draw:text-box>
        </draw:frame>
        <draw:frame presentation:style-name="pr5" draw:text-style-name="P12" draw:layer="layout" svg:width="13.566cm" svg:height="14.95cm" svg:x="1.039cm" svg:y="3.81cm" presentation:class="outline" presentation:user-transformed="true">
          <draw:text-box>
            <text:list text:style-name="L2">
              <text:list-item>
                <text:p text:style-name="P1"><text:span text:style-name="T9">#include &lt;stdio.h&gt;</text:span></text:p>
              </text:list-item>
              <text:list-item>
                <text:p text:style-name="P1"><text:span text:style-name="T9">#include &lt;stdlib.h&gt;</text:span></text:p>
              </text:list-item>
              <text:list-item>
                <text:p text:style-name="P1"><text:span text:style-name="T9">#include &lt;libspe2.h&gt;</text:span></text:p>
              </text:list-item>
              <text:list-item>
                <text:p text:style-name="P1"><text:span text:style-name="T9">#include &lt;pthread.h&gt;</text:span></text:p>
              </text:list-item>
              <text:list-item>
                <text:p text:style-name="P1"><text:span text:style-name="T9"/></text:p>
              </text:list-item>
              <text:list-item>
                <text:p text:style-name="P1"><text:span text:style-name="T9">/* The data sent to the pthread */</text:span></text:p>
              </text:list-item>
              <text:list-item>
                <text:p text:style-name="P1"><text:span text:style-name="T9">typedef struct ppu_pthread_data {</text:span></text:p>
              </text:list-item>
              <text:list-item>
                <text:p text:style-name="P1"><text:span text:style-name="T9"><text:s text:c="4"/></text:span><text:span text:style-name="T9">spe_context_ptr_t speid;</text:span></text:p>
              </text:list-item>
              <text:list-item>
                <text:p text:style-name="P1"><text:span text:style-name="T9"><text:s text:c="4"/></text:span><text:span text:style-name="T9">pthread_t pthread;</text:span></text:p>
              </text:list-item>
              <text:list-item>
                <text:p text:style-name="P1"><text:span text:style-name="T9"><text:s text:c="4"/></text:span><text:span text:style-name="T9">void* argp;</text:span></text:p>
              </text:list-item>
              <text:list-item>
                <text:p text:style-name="P1"><text:span text:style-name="T9">} ppu_pthread_data_t;</text:span></text:p>
              </text:list-item>
              <text:list-item>
                <text:p text:style-name="P1"><text:span text:style-name="T9"/></text:p>
              </text:list-item>
              <text:list-item>
                <text:p text:style-name="P1"><text:span text:style-name="T9">/* The function executed in the pthread */</text:span></text:p>
              </text:list-item>
              <text:list-item>
                <text:p text:style-name="P1"><text:span text:style-name="T9">void *ppu_pthread_function(void *arg) {</text:span></text:p>
              </text:list-item>
              <text:list-item>
                <text:p text:style-name="P1"><text:span text:style-name="T9"><text:s text:c="3"/></text:span><text:span text:style-name="T9">ppu_pthread_data_t *data =</text:span></text:p>
              </text:list-item>
              <text:list-item>
                <text:p text:style-name="P1"><text:span text:style-name="T9"><text:s text:c="10"/></text:span><text:span text:style-name="T9">(ppu_pthread_data_t *)arg;</text:span></text:p>
              </text:list-item>
              <text:list-item>
                <text:p text:style-name="P1"><text:span text:style-name="T9"><text:s text:c="3"/></text:span><text:span text:style-name="T9">int retval;</text:span></text:p>
              </text:list-item>
              <text:list-item>
                <text:p text:style-name="P1"><text:span text:style-name="T9"><text:s text:c="3"/></text:span><text:span text:style-name="T9">unsigned int entry = SPE_DEFAULT_ENTRY;</text:span></text:p>
              </text:list-item>
              <text:list-item>
                <text:p text:style-name="P1"><text:span text:style-name="T9"><text:s text:c="3"/></text:span><text:span text:style-name="T9">if ((retval = spe_context_run(data-&gt;speid, </text:span></text:p>
              </text:list-item>
              <text:list-item>
                <text:p text:style-name="P1"><text:span text:style-name="T9"><text:s text:c="6"/></text:span><text:span text:style-name="T9">&amp;entry, 0, data-&gt;argp, NULL, NULL)) &lt; 0)</text:span></text:p>
              </text:list-item>
              <text:list-item>
                <text:p text:style-name="P1"><text:span text:style-name="T9"><text:s text:c="3"/></text:span><text:span text:style-name="T9">{</text:span></text:p>
              </text:list-item>
              <text:list-item>
                <text:p text:style-name="P1"><text:span text:style-name="T9"><text:s text:c="6"/></text:span><text:span text:style-name="T9">perror("spe_context_run");</text:span></text:p>
              </text:list-item>
              <text:list-item>
                <text:p text:style-name="P1"><text:span text:style-name="T9"><text:s text:c="6"/></text:span><text:span text:style-name="T9">exit (1);</text:span></text:p>
              </text:list-item>
              <text:list-item>
                <text:p text:style-name="P1"><text:span text:style-name="T9"><text:s text:c="3"/></text:span><text:span text:style-name="T9">}</text:span></text:p>
              </text:list-item>
              <text:list-item>
                <text:p text:style-name="P1"><text:span text:style-name="T9"><text:s text:c="3"/></text:span><text:span text:style-name="T9">pthread_exit(NULL);</text:span></text:p>
              </text:list-item>
              <text:list-item>
                <text:p text:style-name="P1"><text:span text:style-name="T9">}</text:span></text:p>
              </text:list-item>
              <text:list-item>
                <text:p text:style-name="P1"><text:span text:style-name="T9"/></text:p>
              </text:list-item>
              <text:list-item>
                <text:p text:style-name="P1"><text:span text:style-name="T9">/* SPU initialization data */</text:span></text:p>
              </text:list-item>
              <text:list-item>
                <text:p text:style-name="P1"><text:span text:style-name="T9">unsigned long long control_block;</text:span></text:p>
              </text:list-item>
              <text:list-item>
                <text:p text:style-name="P1"><text:span text:style-name="T9"/></text:p>
              </text:list-item>
              <text:list-item>
                <text:p text:style-name="P1"><text:span text:style-name="T9">/* SPU program handle */</text:span></text:p>
              </text:list-item>
              <text:list-item>
                <text:p text:style-name="P1"><text:span text:style-name="T9">extern spe_program_handle_t spu_threads; <text:s/></text:span></text:p>
              </text:list-item>
              <text:list-item>
                <text:p text:style-name="P1"><text:span text:style-name="T9">ppu_pthread_data_t data[16];</text:span></text:p>
              </text:list-item>
            </text:list>
          </draw:text-box>
        </draw:frame>
        <draw:frame presentation:style-name="pr6" draw:text-style-name="P13" draw:layer="layout" svg:width="13.335cm" svg:height="13.609cm" svg:x="13.97cm" svg:y="4.813cm" presentation:class="outline" presentation:user-transformed="true">
          <draw:text-box>
            <text:list text:style-name="L2">
              <text:list-item>
                <text:p text:style-name="P1"><text:span text:style-name="T10">int main(int argc, char **argv) {</text:span></text:p>
              </text:list-item>
              <text:list-item>
                <text:p text:style-name="P1"><text:span text:style-name="T10"><text:s text:c="3"/></text:span><text:span text:style-name="T10">int i, retval, spus;</text:span></text:p>
              </text:list-item>
              <text:list-item>
                <text:p text:style-name="P1"><text:span text:style-name="T10"><text:s text:c="3"/></text:span></text:p>
              </text:list-item>
              <text:list-item>
                <text:p text:style-name="P1"><text:span text:style-name="T10"><text:s text:c="3"/></text:span><text:span text:style-name="T10">/* Determine number of available SPUs */</text:span></text:p>
              </text:list-item>
              <text:list-item>
                <text:p text:style-name="P1"><text:span text:style-name="T10"><text:s text:c="3"/></text:span><text:span text:style-name="T10">spus = spe_cpu_info_get(SPE_COUNT_USABLE_SPES, 0);</text:span></text:p>
              </text:list-item>
              <text:list-item>
                <text:p text:style-name="P1"><text:span text:style-name="T10"><text:s text:c="3"/></text:span><text:span text:style-name="T10">if (argc != 2) {</text:span></text:p>
              </text:list-item>
              <text:list-item>
                <text:p text:style-name="P1"><text:span text:style-name="T10"><text:s text:c="6"/></text:span><text:span text:style-name="T10">printf("Usage: 'ppu_threads &lt;1-%u&gt;'\n", spus);</text:span></text:p>
              </text:list-item>
              <text:list-item>
                <text:p text:style-name="P1"><text:span text:style-name="T10"><text:s text:c="6"/></text:span><text:span text:style-name="T10">exit(1);</text:span></text:p>
              </text:list-item>
              <text:list-item>
                <text:p text:style-name="P1"><text:span text:style-name="T10"><text:s text:c="3"/></text:span><text:span text:style-name="T10">}</text:span></text:p>
              </text:list-item>
              <text:list-item>
                <text:p text:style-name="P1"><text:span text:style-name="T10"><text:s text:c="3"/></text:span><text:span text:style-name="T10">else if ((atoi(argv[1]) &lt; 1) || </text:span></text:p>
              </text:list-item>
              <text:list-item>
                <text:p text:style-name="P1"><text:span text:style-name="T10"><text:s text:c="6"/></text:span><text:span text:style-name="T10">(atoi(argv[1]) &gt; spus)) {</text:span></text:p>
              </text:list-item>
              <text:list-item>
                <text:p text:style-name="P1"><text:span text:style-name="T10"><text:s text:c="6"/></text:span><text:span text:style-name="T10">printf("Usage: 'ppu_threads &lt;1-%u&gt;'\n", spus);</text:span></text:p>
              </text:list-item>
              <text:list-item>
                <text:p text:style-name="P1"><text:span text:style-name="T10"><text:s text:c="6"/></text:span><text:span text:style-name="T10">exit(1);</text:span></text:p>
              </text:list-item>
              <text:list-item>
                <text:p text:style-name="P1"><text:span text:style-name="T10"><text:s text:c="3"/></text:span><text:span text:style-name="T10">}</text:span></text:p>
              </text:list-item>
              <text:list-item>
                <text:p text:style-name="P1"><text:span text:style-name="T10"><text:s text:c="3"/></text:span><text:span text:style-name="T10">else</text:span></text:p>
              </text:list-item>
              <text:list-item>
                <text:p text:style-name="P1"><text:span text:style-name="T10"><text:s text:c="6"/></text:span><text:span text:style-name="T10">spus = atoi(argv[1]); <text:s text:c="2"/></text:span></text:p>
              </text:list-item>
              <text:list-item>
                <text:p text:style-name="P1"><text:span text:style-name="T10"><text:s text:c="3"/>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thread loops</text:p>
          </draw:text-box>
        </draw:frame>
        <draw:frame presentation:style-name="pr6" draw:text-style-name="P11" draw:layer="layout" svg:width="15.24cm" svg:height="13.609cm" svg:x="0.635cm" svg:y="5.441cm" presentation:class="outline" presentation:user-transformed="true">
          <draw:text-box>
            <text:list text:style-name="L2">
              <text:list-item>
                <text:p text:style-name="P1"><text:span text:style-name="T11"><text:s text:c="3"/></text:span><text:span text:style-name="T11">/* Create a context and thread for each SPU */</text:span></text:p>
              </text:list-item>
              <text:list-item>
                <text:p text:style-name="P1"><text:span text:style-name="T11"><text:s text:c="3"/></text:span><text:span text:style-name="T11">for (i=0; i&lt;spus; i++) {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<text:s text:c="6"/></text:span><text:span text:style-name="T11">/* Create context */</text:span></text:p>
              </text:list-item>
              <text:list-item>
                <text:p text:style-name="P1"><text:span text:style-name="T11"><text:s text:c="6"/></text:span><text:span text:style-name="T11">if ((data[i].speid = spe_context_create</text:span></text:p>
              </text:list-item>
              <text:list-item>
                <text:p text:style-name="P1"><text:span text:style-name="T11"><text:s text:c="12"/></text:span><text:span text:style-name="T11">(0, NULL)) == NULL) {</text:span></text:p>
              </text:list-item>
              <text:list-item>
                <text:p text:style-name="P1"><text:span text:style-name="T11"><text:s text:c="9"/></text:span><text:span text:style-name="T11">perror("spe_context_create");</text:span></text:p>
              </text:list-item>
              <text:list-item>
                <text:p text:style-name="P1"><text:span text:style-name="T11"><text:s text:c="9"/></text:span><text:span text:style-name="T11">exit(1);</text:span></text:p>
              </text:list-item>
              <text:list-item>
                <text:p text:style-name="P1"><text:span text:style-name="T11"><text:s text:c="6"/></text:span><text:span text:style-name="T11">}</text:span></text:p>
              </text:list-item>
              <text:list-item>
                <text:p text:style-name="P1"><text:span text:style-name="T11"><text:s text:c="6"/></text:span></text:p>
              </text:list-item>
              <text:list-item>
                <text:p text:style-name="P1"><text:span text:style-name="T11"><text:s text:c="6"/></text:span><text:span text:style-name="T11">/* Load program into the context */</text:span></text:p>
              </text:list-item>
              <text:list-item>
                <text:p text:style-name="P1"><text:span text:style-name="T11"><text:s text:c="6"/></text:span><text:span text:style-name="T11">if ((retval = spe_program_load(data[i].speid, </text:span></text:p>
              </text:list-item>
              <text:list-item>
                <text:p text:style-name="P1"><text:span text:style-name="T11"><text:s text:c="9"/></text:span><text:span text:style-name="T11">&amp;spu_threads)) != 0) {</text:span></text:p>
              </text:list-item>
              <text:list-item>
                <text:p text:style-name="P1"><text:span text:style-name="T11"><text:s text:c="9"/></text:span><text:span text:style-name="T11">perror("spe_program_load");</text:span></text:p>
              </text:list-item>
              <text:list-item>
                <text:p text:style-name="P1"><text:span text:style-name="T11"><text:s text:c="9"/></text:span><text:span text:style-name="T11">exit (1);</text:span></text:p>
              </text:list-item>
              <text:list-item>
                <text:p text:style-name="P1"><text:span text:style-name="T11"><text:s text:c="6"/></text:span><text:span text:style-name="T11">}</text:span></text:p>
              </text:list-item>
              <text:list-item>
                <text:p text:style-name="P1"><text:span text:style-name="T11"><text:s text:c="6"/></text:span></text:p>
              </text:list-item>
              <text:list-item>
                <text:p text:style-name="P1"><text:span text:style-name="T11"><text:s text:c="6"/></text:span><text:span text:style-name="T11">/* Initialize control block and thread data */</text:span></text:p>
              </text:list-item>
              <text:list-item>
                <text:p text:style-name="P1"><text:span text:style-name="T11"><text:s text:c="6"/></text:span><text:span text:style-name="T11">control_block = i;</text:span></text:p>
              </text:list-item>
              <text:list-item>
                <text:p text:style-name="P1"><text:span text:style-name="T11"><text:s text:c="6"/></text:span><text:span text:style-name="T11">data[i].argp = (void*)control_block;</text:span></text:p>
              </text:list-item>
              <text:list-item>
                <text:p text:style-name="P1"><text:span text:style-name="T11"><text:s text:c="5"/></text:span></text:p>
              </text:list-item>
              <text:list-item>
                <text:p text:style-name="P1"><text:span text:style-name="T11"><text:s text:c="6"/></text:span><text:span text:style-name="T11">/* Create thread */</text:span></text:p>
              </text:list-item>
              <text:list-item>
                <text:p text:style-name="P1"><text:span text:style-name="T11"><text:s text:c="6"/></text:span><text:span text:style-name="T11">if ((retval = pthread_create(&amp;data[i].pthread, </text:span></text:p>
              </text:list-item>
              <text:list-item>
                <text:p text:style-name="P1"><text:span text:style-name="T11"><text:s text:c="9"/></text:span><text:span text:style-name="T11">NULL, &amp;ppu_pthread_function, &amp;data[i])) != 0)</text:span></text:p>
              </text:list-item>
              <text:list-item>
                <text:p text:style-name="P1"><text:span text:style-name="T11"><text:s text:c="6"/></text:span><text:span text:style-name="T11">{</text:span></text:p>
              </text:list-item>
              <text:list-item>
                <text:p text:style-name="P1"><text:span text:style-name="T11"><text:s text:c="9"/></text:span><text:span text:style-name="T11">perror("pthread_create");</text:span></text:p>
              </text:list-item>
              <text:list-item>
                <text:p text:style-name="P1"><text:span text:style-name="T11"><text:s text:c="9"/></text:span><text:span text:style-name="T11">exit (1);</text:span></text:p>
              </text:list-item>
              <text:list-item>
                <text:p text:style-name="P1"><text:span text:style-name="T11"><text:s text:c="6"/></text:span><text:span text:style-name="T11">}</text:span></text:p>
              </text:list-item>
              <text:list-item>
                <text:p text:style-name="P1"><text:span text:style-name="T11"><text:s text:c="3"/></text:span><text:span text:style-name="T11">}</text:span></text:p>
              </text:list-item>
            </text:list>
          </draw:text-box>
        </draw:frame>
        <draw:frame presentation:style-name="pr6" draw:layer="layout" svg:width="12.296cm" svg:height="13.609cm" svg:x="15.644cm" svg:y="9.251cm" presentation:class="outline" presentation:user-transformed="true">
          <draw:text-box>
            <text:list text:style-name="L2">
              <text:list-item>
                <text:p text:style-name="P1"><text:span text:style-name="T10"><text:s text:c="3"/></text:span><text:span text:style-name="T10">/* Wait for the threads to finish processing */</text:span></text:p>
              </text:list-item>
              <text:list-item>
                <text:p text:style-name="P1"><text:span text:style-name="T10"><text:s text:c="3"/></text:span><text:span text:style-name="T10">for (i = 0; i &lt; spus; i++) {</text:span></text:p>
              </text:list-item>
              <text:list-item>
                <text:p text:style-name="P1"><text:span text:style-name="T10"><text:s text:c="6"/></text:span><text:span text:style-name="T10">if ((retval = pthread_join</text:span></text:p>
              </text:list-item>
              <text:list-item>
                <text:p text:style-name="P1"><text:span text:style-name="T10"><text:s text:c="10"/></text:span><text:span text:style-name="T10">(data[i].pthread, NULL)) != 0) {</text:span></text:p>
              </text:list-item>
              <text:list-item>
                <text:p text:style-name="P1"><text:span text:style-name="T10"><text:s text:c="10"/></text:span><text:span text:style-name="T10">perror("pthread_join");</text:span></text:p>
              </text:list-item>
              <text:list-item>
                <text:p text:style-name="P1"><text:span text:style-name="T10"><text:s text:c="10"/></text:span><text:span text:style-name="T10">exit (1);</text:span></text:p>
              </text:list-item>
              <text:list-item>
                <text:p text:style-name="P1"><text:span text:style-name="T10"><text:s text:c="6"/></text:span><text:span text:style-name="T10">}</text:span></text:p>
              </text:list-item>
              <text:list-item>
                <text:p text:style-name="P1"><text:span text:style-name="T10"><text:s text:c="6"/></text:span><text:span text:style-name="T10">if ((retval = spe_context_destroy </text:span></text:p>
              </text:list-item>
              <text:list-item>
                <text:p text:style-name="P1"><text:span text:style-name="T10"><text:s text:c="10"/></text:span><text:span text:style-name="T10">(data[i].speid)) != 0) {</text:span></text:p>
              </text:list-item>
              <text:list-item>
                <text:p text:style-name="P1"><text:span text:style-name="T10"><text:s text:c="10"/></text:span><text:span text:style-name="T10">perror("spe_context_destroy");</text:span></text:p>
              </text:list-item>
              <text:list-item>
                <text:p text:style-name="P1"><text:span text:style-name="T10"><text:s text:c="10"/></text:span><text:span text:style-name="T10">exit (1);</text:span></text:p>
              </text:list-item>
              <text:list-item>
                <text:p text:style-name="P1"><text:span text:style-name="T10"><text:s text:c="6"/></text:span><text:span text:style-name="T10">}</text:span></text:p>
              </text:list-item>
              <text:list-item>
                <text:p text:style-name="P1"><text:span text:style-name="T10"><text:s text:c="3"/></text:span><text:span text:style-name="T10">}</text:span></text:p>
              </text:list-item>
              <text:list-item>
                <text:p text:style-name="P1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5.209cm" svg:x="1.27cm" svg:y="7.707cm" presentation:class="title" presentation:user-transformed="true">
          <draw:text-box>
            <text:p>Chapter 8<text:line-break/>SIMD on PPU<text:line-break/>Vector Func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PU Vector Data types</text:p>
          </draw:text-box>
        </draw:frame>
        <draw:frame presentation:style-name="pr10" draw:layer="layout" svg:width="25.199cm" svg:height="11.089cm" svg:x="1.27cm" svg:y="5.421cm" presentation:class="outline" presentation:user-transformed="true">
          <draw:text-box>
            <text:list text:style-name="L2">
              <text:list-header>
                <text:p>vector (b/u/s) char<text:tab/><text:tab/><text:tab/><text:tab/><text:tab/><text:tab/><text:tab/>16<text:tab/><text:tab/>/vector</text:p>
                <text:p>vector (b/u/s) short<text:tab/><text:tab/><text:tab/> <text:tab/><text:tab/><text:tab/><text:tab/>8<text:tab/><text:tab/>/vector</text:p>
                <text:p>vector (b/u/s) int<text:tab/><text:tab/><text:tab/><text:tab/><text:tab/><text:tab/><text:tab/><text:tab/>4<text:tab/><text:tab/>/vector</text:p>
                <text:p>float<text:tab/><text:tab/><text:tab/><text:tab/><text:tab/><text:tab/><text:tab/><text:tab/><text:tab/><text:tab/><text:tab/><text:tab/><text:tab/>4<text:tab/><text:tab/>/vector</text:p>
                <text:p>where: (b/u/s) == bool or unsigned or signed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ctor Example</text:p>
          </draw:text-box>
        </draw:frame>
        <draw:frame presentation:style-name="pr5" draw:text-style-name="P14" draw:layer="layout" svg:width="17.65cm" svg:height="14.95cm" svg:x="5.08cm" svg:y="3.81cm" presentation:class="outline" presentation:user-transformed="true">
          <draw:text-box>
            <text:list text:style-name="L2">
              <text:list-item>
                <text:p text:style-name="P1"><text:span text:style-name="T11">#include &lt;stdio.h&gt;</text:span></text:p>
              </text:list-item>
              <text:list-item>
                <text:p text:style-name="P1"><text:span text:style-name="T11">#include &lt;altivec.h&gt;</text:span></text:p>
              </text:list-item>
              <text:list-item>
                <text:p text:style-name="P1"><text:span text:style-name="T11">#include &lt;ppu_intrinsics.h&gt;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#define N 8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typedef union {</text:span></text:p>
              </text:list-item>
              <text:list-item>
                <text:p text:style-name="P1"><text:span text:style-name="T11"><text:s text:c="3"/></text:span><text:span text:style-name="T11">vector signed int vec;</text:span></text:p>
              </text:list-item>
              <text:list-item>
                <text:p text:style-name="P1"><text:span text:style-name="T11"><text:s text:c="3"/></text:span><text:span text:style-name="T11">int scalars[4];</text:span></text:p>
              </text:list-item>
              <text:list-item>
                <text:p text:style-name="P1"><text:span text:style-name="T11">} intVecType;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int main(int argc, char **argv) {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<text:s text:c="3"/></text:span><text:span text:style-name="T11">int i;</text:span></text:p>
              </text:list-item>
              <text:list-item>
                <text:p text:style-name="P1"><text:span text:style-name="T11"><text:s text:c="3"/></text:span><text:span text:style-name="T11">intVecType vec_a, vec_b, vec_sum;</text:span></text:p>
              </text:list-item>
              <text:list-item>
                <text:p text:style-name="P1"><text:span text:style-name="T11"/></text:p>
              </text:list-item>
              <text:list-item>
                <text:p text:style-name="P1"><text:span text:style-name="T11"><text:s text:c="3"/></text:span><text:span text:style-name="T11">/* Initialize vec_a and vec_b */</text:span></text:p>
              </text:list-item>
              <text:list-item>
                <text:p text:style-name="P1"><text:span text:style-name="T11"><text:s text:c="3"/></text:span><text:span text:style-name="T11">vec_a.vec = (vector signed int)</text:span></text:p>
              </text:list-item>
              <text:list-item>
                <text:p text:style-name="P1"><text:span text:style-name="T11"><text:s text:c="6"/></text:span><text:span text:style-name="T11">{0x08888888, 0x07777777, 0x06666666, 0x05555555};</text:span></text:p>
              </text:list-item>
              <text:list-item>
                <text:p text:style-name="P1"><text:span text:style-name="T11"><text:s text:c="3"/></text:span><text:span text:style-name="T11">vec_b.vec = (vector signed int)</text:span></text:p>
              </text:list-item>
              <text:list-item>
                <text:p text:style-name="P1"><text:span text:style-name="T11"><text:s text:c="6"/></text:span><text:span text:style-name="T11">{0x04444444, 0x03333333, 0x02222222, 0x01111111}; <text:s text:c="5"/></text:span></text:p>
              </text:list-item>
              <text:list-item>
                <text:p text:style-name="P1"><text:span text:style-name="T11"><text:s text:c="3"/></text:span></text:p>
              </text:list-item>
              <text:list-item>
                <text:p text:style-name="P1"><text:span text:style-name="T11"><text:s text:c="3"/></text:span><text:span text:style-name="T11">/* Add all elements of vec_a and vec_b */</text:span></text:p>
              </text:list-item>
              <text:list-item>
                <text:p text:style-name="P1"><text:span text:style-name="T11"><text:s text:c="3"/></text:span><text:span text:style-name="T11">vec_sum.vec = vec_add(vec_a.vec, vec_b.vec);</text:span></text:p>
              </text:list-item>
              <text:list-item>
                <text:p text:style-name="P1"><text:span text:style-name="T11"><text:s text:c="3"/></text:span><text:span text:style-name="T11">for(i=0; i&lt;4; i++) <text:s text:c="6"/></text:span></text:p>
              </text:list-item>
              <text:list-item>
                <text:p text:style-name="P1"><text:span text:style-name="T11"><text:s text:c="6"/></text:span><text:span text:style-name="T11">printf("%08x ", vec_sum.scalars[i]);</text:span></text:p>
              </text:list-item>
              <text:list-item>
                <text:p text:style-name="P1"><text:span text:style-name="T11"><text:s text:c="3"/></text:span><text:span text:style-name="T11">printf("\n");</text:span></text:p>
              </text:list-item>
              <text:list-item>
                <text:p text:style-name="P1"><text:span text:style-name="T11"><text:s text:c="3"/></text:span><text:span text:style-name="T11">/* 0ccccccc 0aaaaaaa 08888888 06666666 */</text:span></text:p>
              </text:list-item>
              <text:list-item>
                <text:p text:style-name="P1"><text:span text:style-name="T11"><text:s text:c="6"/></text:span></text:p>
              </text:list-item>
              <text:list-item>
                <text:p text:style-name="P1"><text:span text:style-name="T11"><text:s text:c="3"/></text:span></text:p>
              </text:list-item>
              <text:list-item>
                <text:p text:style-name="P1"><text:span text:style-name="T11"><text:s text:c="3"/></text:span><text:span text:style-name="T11">return 0;</text:span></text:p>
              </text:list-item>
              <text:list-item>
                <text:p text:style-name="P1"><text:span text:style-name="T11">}</text:span></text:p>
              </text:list-item>
              <text:list-item>
                <text:p text:style-name="P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ltiVec, SIMD Math, &amp; MASSV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oad and Store</text:p>
              </text:list-item>
              <text:list-item>
                <text:p>Arithmetic</text:p>
              </text:list-item>
              <text:list-item>
                <text:p>Conversion</text:p>
              </text:list-item>
              <text:list-item>
                <text:p>Permutation</text:p>
              </text:list-item>
              <text:list-item>
                <text:p>Logic</text:p>
              </text:list-item>
              <text:list-item>
                <text:p>Comparison</text:p>
              </text:list-item>
              <text:list-item>
                <text:p>Trigonometric/Logrith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4" draw:layer="layout" svg:width="25.199cm" svg:height="5.209cm" svg:x="1.27cm" svg:y="7.707cm" presentation:class="title" presentation:user-transformed="true">
          <draw:text-box>
            <text:p>Chapter 9<text:line-break/>SIMD on PPU<text:line-break/>Methods &amp; Algorithm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A vs AO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OA – Structures of arrays</text:p>
                <text:list>
                  <text:list-header>
                    <text:p>struct {</text:p>
                    <text:list>
                      <text:list-header>
                        <text:p>int a[20]; short b[20]; float f[20];</text:p>
                        <text:p>} <text:s/>dataS;</text:p>
                        <text:p/>
                      </text:list-header>
                    </text:list>
                  </text:list-header>
                </text:list>
              </text:list-item>
              <text:list-item>
                <text:p>AOS – Arrays of Structures</text:p>
                <text:list>
                  <text:list-header>
                    <text:p>struct {</text:p>
                    <text:list>
                      <text:list-header>
                        <text:p>int a; short b; float f;</text:p>
                        <text:p>} <text:s/>dataS[20];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ctor Add</text:p>
          </draw:text-box>
        </draw:frame>
        <draw:frame presentation:style-name="pr5" draw:text-style-name="P10" draw:layer="layout" svg:width="17.65cm" svg:height="14.044cm" svg:x="2.54cm" svg:y="4.1cm" presentation:class="outline" presentation:user-transformed="true">
          <draw:text-box>
            <text:list text:style-name="L2">
              <text:list-item>
                <text:p text:style-name="P1"><text:span text:style-name="T8">#include &lt;stdio.h&gt;</text:span></text:p>
              </text:list-item>
              <text:list-item>
                <text:p text:style-name="P1"><text:span text:style-name="T8">#include &lt;altivec.h&gt;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#define N 64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/* Loads the values from a[] into vec_a[], </text:span></text:p>
              </text:list-item>
              <text:list-item>
                <text:p text:style-name="P1"><text:span text:style-name="T8"><text:s text:c="3"/></text:span><text:span text:style-name="T8">loads values from b[] into vec_b[], </text:span></text:p>
              </text:list-item>
              <text:list-item>
                <text:p text:style-name="P1"><text:span text:style-name="T8"><text:s text:c="3"/></text:span><text:span text:style-name="T8">and computes c[i] = a[i+1] + b[i+2]; */</text:span></text:p>
              </text:list-item>
              <text:list-item>
                <text:p text:style-name="P1"><text:span text:style-name="T8">int main(int argc, char **argv) {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<text:s text:c="3"/></text:span><text:span text:style-name="T8">int i; </text:span></text:p>
              </text:list-item>
              <text:list-item>
                <text:p text:style-name="P1"><text:span text:style-name="T8"><text:s text:c="3"/></text:span><text:span text:style-name="T8">unsigned int a[N] __attribute__ ((aligned(16)));</text:span></text:p>
              </text:list-item>
              <text:list-item>
                <text:p text:style-name="P1"><text:span text:style-name="T8"><text:s text:c="3"/></text:span><text:span text:style-name="T8">unsigned int b[N] __attribute__ ((aligned(16)));</text:span></text:p>
              </text:list-item>
              <text:list-item>
                <text:p text:style-name="P1"><text:span text:style-name="T8"><text:s text:c="3"/></text:span><text:span text:style-name="T8">unsigned int c[N] __attribute__ ((aligned(16)));</text:span></text:p>
              </text:list-item>
              <text:list-item>
                <text:p text:style-name="P1"><text:span text:style-name="T8"><text:s text:c="3"/></text:span><text:span text:style-name="T8">vector unsigned int vec_a[4], vec_b[4], vec_c[4];</text:span></text:p>
              </text:list-item>
              <text:list-item>
                <text:p text:style-name="P1"><text:span text:style-name="T8"><text:s text:c="3"/></text:span><text:span text:style-name="T8">vector unsigned char index_a, index_b; <text:s text:c="2"/></text:span></text:p>
              </text:list-item>
              <text:list-item>
                <text:p text:style-name="P1"><text:span text:style-name="T8"><text:s text:c="3"/></text:span><text:span text:style-name="T8">vector unsigned int tempA, tempB;</text:span></text:p>
              </text:list-item>
              <text:list-item>
                <text:p text:style-name="P1"><text:span text:style-name="T8"><text:s text:c="3"/></text:span></text:p>
              </text:list-item>
              <text:list-item>
                <text:p text:style-name="P1"><text:span text:style-name="T8"><text:s text:c="3"/></text:span><text:span text:style-name="T8">/* Fill a[] with even values, b[] with odd values */</text:span></text:p>
              </text:list-item>
              <text:list-item>
                <text:p text:style-name="P1"><text:span text:style-name="T8"><text:s text:c="3"/></text:span><text:span text:style-name="T8">for(i=0; i&lt;N; i++) {</text:span></text:p>
              </text:list-item>
              <text:list-item>
                <text:p text:style-name="P1"><text:span text:style-name="T8"><text:s text:c="6"/></text:span><text:span text:style-name="T8">a[i] = 2*i;</text:span></text:p>
              </text:list-item>
              <text:list-item>
                <text:p text:style-name="P1"><text:span text:style-name="T8"><text:s text:c="6"/></text:span><text:span text:style-name="T8">b[i] = 2*i+1;</text:span></text:p>
              </text:list-item>
              <text:list-item>
                <text:p text:style-name="P1"><text:span text:style-name="T8"><text:s text:c="3"/></text:span><text:span text:style-name="T8">}</text:span></text:p>
              </text:list-item>
              <text:list-item>
                <text:p text:style-name="P1"><text:span text:style-name="T8"><text:s text:c="3"/></text:span></text:p>
              </text:list-item>
              <text:list-item>
                <text:p text:style-name="P1"><text:span text:style-name="T8"><text:s text:c="3"/></text:span><text:span text:style-name="T8">/* Create the index vectors needed for shifting */</text:span></text:p>
              </text:list-item>
              <text:list-item>
                <text:p text:style-name="P1"><text:span text:style-name="T8"><text:s text:c="3"/></text:span><text:span text:style-name="T8">index_a = vec_lvsl(1*sizeof(int), a);</text:span></text:p>
              </text:list-item>
              <text:list-item>
                <text:p text:style-name="P1"><text:span text:style-name="T8"><text:s text:c="3"/></text:span><text:span text:style-name="T8">index_b = vec_lvsl(2*sizeof(int), b);</text:span></text:p>
              </text:list-item>
              <text:list-item>
                <text:p text:style-name="P1"><text:span text:style-name="T8"/></text:p>
              </text:list-item>
              <text:list-item>
                <text:p text:style-name="P1"><text:span text:style-name="T8"><text:s text:c="3"/></text:span><text:span text:style-name="T8">/* Load the first four elements of a and b into temp */</text:span></text:p>
              </text:list-item>
              <text:list-item>
                <text:p text:style-name="P1"><text:span text:style-name="T8"><text:s text:c="3"/></text:span><text:span text:style-name="T8">tempA = vec_ld(0, a);</text:span></text:p>
              </text:list-item>
              <text:list-item>
                <text:p text:style-name="P1"><text:span text:style-name="T8"><text:s text:c="3"/></text:span><text:span text:style-name="T8">tempB = vec_ld(0, b)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use-footer-name="ftr1" presentation:use-date-time-name="dtd1">
        <office:forms form:automatic-focus="false" form:apply-design-mode="false"/>
        <draw:frame presentation:style-name="pr11" draw:text-style-name="P15" draw:layer="layout" svg:width="16.51cm" svg:height="16.51cm" svg:x="5.715cm" svg:y="2.54cm" presentation:class="outline" presentation:user-transformed="true">
          <draw:text-box>
            <text:list text:style-name="L2">
              <text:list-item>
                <text:p text:style-name="P1"><text:span text:style-name="T12"><text:s text:c="3"/></text:span><text:span text:style-name="T12">/* Execute the vectorized loop */</text:span></text:p>
              </text:list-item>
              <text:list-item>
                <text:p text:style-name="P1"><text:span text:style-name="T12"><text:s text:c="3"/></text:span><text:span text:style-name="T12">int vecSize = sizeof(vector unsigned int);</text:span></text:p>
              </text:list-item>
              <text:list-item>
                <text:p text:style-name="P1"><text:span text:style-name="T12"><text:s text:c="3"/></text:span><text:span text:style-name="T12">for(i=0; i&lt;N/4; i+=4) {</text:span></text:p>
              </text:list-item>
              <text:list-item>
                <text:p text:style-name="P1"><text:span text:style-name="T12"><text:s text:c="3"/></text:span></text:p>
              </text:list-item>
              <text:list-item>
                <text:p text:style-name="P1"><text:span text:style-name="T12"><text:s text:c="6"/></text:span><text:span text:style-name="T12">/* Load five vectors from a */</text:span></text:p>
              </text:list-item>
              <text:list-item>
                <text:p text:style-name="P1"><text:span text:style-name="T12"><text:s text:c="6"/></text:span><text:span text:style-name="T12">vec_a[0] = tempA;</text:span></text:p>
              </text:list-item>
              <text:list-item>
                <text:p text:style-name="P1"><text:span text:style-name="T12"><text:s text:c="6"/></text:span><text:span text:style-name="T12">vec_a[1] = vec_ld((i+1)*vecSize, a);</text:span></text:p>
              </text:list-item>
              <text:list-item>
                <text:p text:style-name="P1"><text:span text:style-name="T12"><text:s text:c="6"/></text:span><text:span text:style-name="T12">vec_a[2] = vec_ld((i+2)*vecSize, a);</text:span></text:p>
              </text:list-item>
              <text:list-item>
                <text:p text:style-name="P1"><text:span text:style-name="T12"><text:s text:c="6"/></text:span><text:span text:style-name="T12">vec_a[3] = vec_ld((i+3)*vecSize, a);</text:span></text:p>
              </text:list-item>
              <text:list-item>
                <text:p text:style-name="P1"><text:span text:style-name="T12"><text:s text:c="6"/></text:span><text:span text:style-name="T12">tempA = vec_ld((i+4)*vecSize, a);</text:span></text:p>
              </text:list-item>
              <text:list-item>
                <text:p text:style-name="P1"><text:span text:style-name="T12"><text:s text:c="6"/></text:span></text:p>
              </text:list-item>
              <text:list-item>
                <text:p text:style-name="P1"><text:span text:style-name="T12"><text:s text:c="6"/></text:span><text:span text:style-name="T12">/* Shift vec_a vectors left */</text:span></text:p>
              </text:list-item>
              <text:list-item>
                <text:p text:style-name="P1"><text:span text:style-name="T12"><text:s text:c="6"/></text:span><text:span text:style-name="T12">vec_a[0] = vec_perm(vec_a[0], vec_a[1], index_a);</text:span></text:p>
              </text:list-item>
              <text:list-item>
                <text:p text:style-name="P1"><text:span text:style-name="T12"><text:s text:c="6"/></text:span><text:span text:style-name="T12">vec_a[1] = vec_perm(vec_a[1], vec_a[2], index_a);</text:span></text:p>
              </text:list-item>
              <text:list-item>
                <text:p text:style-name="P1"><text:span text:style-name="T12"><text:s text:c="6"/></text:span><text:span text:style-name="T12">vec_a[2] = vec_perm(vec_a[2], vec_a[3], index_a);</text:span></text:p>
              </text:list-item>
              <text:list-item>
                <text:p text:style-name="P1"><text:span text:style-name="T12"><text:s text:c="6"/></text:span><text:span text:style-name="T12">vec_a[3] = vec_perm(vec_a[3], tempA, index_a);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<text:s text:c="6"/></text:span><text:span text:style-name="T12">/* Load five vectors from b */</text:span></text:p>
              </text:list-item>
              <text:list-item>
                <text:p text:style-name="P1"><text:span text:style-name="T12"><text:s text:c="6"/></text:span><text:span text:style-name="T12">vec_b[0] = tempB;</text:span></text:p>
              </text:list-item>
              <text:list-item>
                <text:p text:style-name="P1"><text:span text:style-name="T12"><text:s text:c="6"/></text:span><text:span text:style-name="T12">vec_b[1] = vec_ld((i+1)*vecSize, b);</text:span></text:p>
              </text:list-item>
              <text:list-item>
                <text:p text:style-name="P1"><text:span text:style-name="T12"><text:s text:c="6"/></text:span><text:span text:style-name="T12">vec_b[2] = vec_ld((i+2)*vecSize, b);</text:span></text:p>
              </text:list-item>
              <text:list-item>
                <text:p text:style-name="P1"><text:span text:style-name="T12"><text:s text:c="6"/></text:span><text:span text:style-name="T12">vec_b[3] = vec_ld((i+3)*vecSize, b);</text:span></text:p>
              </text:list-item>
              <text:list-item>
                <text:p text:style-name="P1"><text:span text:style-name="T12"><text:s text:c="6"/></text:span><text:span text:style-name="T12">tempB = vec_ld((i+4)*vecSize, b);</text:span></text:p>
              </text:list-item>
              <text:list-item>
                <text:p text:style-name="P1"><text:span text:style-name="T12"><text:s text:c="6"/></text:span></text:p>
              </text:list-item>
              <text:list-item>
                <text:p text:style-name="P1"><text:span text:style-name="T12"><text:s text:c="6"/></text:span><text:span text:style-name="T12">/* Shift vec_b vectors left */</text:span></text:p>
              </text:list-item>
              <text:list-item>
                <text:p text:style-name="P1"><text:span text:style-name="T12"><text:s text:c="6"/></text:span><text:span text:style-name="T12">vec_b[0] = vec_perm(vec_b[0], vec_b[1], index_b);</text:span></text:p>
              </text:list-item>
              <text:list-item>
                <text:p text:style-name="P1"><text:span text:style-name="T12"><text:s text:c="6"/></text:span><text:span text:style-name="T12">vec_b[1] = vec_perm(vec_b[1], vec_b[2], index_b);</text:span></text:p>
              </text:list-item>
              <text:list-item>
                <text:p text:style-name="P1"><text:span text:style-name="T12"><text:s text:c="6"/></text:span><text:span text:style-name="T12">vec_b[2] = vec_perm(vec_b[2], vec_b[3], index_b);</text:span></text:p>
              </text:list-item>
              <text:list-item>
                <text:p text:style-name="P1"><text:span text:style-name="T12"><text:s text:c="6"/></text:span><text:span text:style-name="T12">vec_b[3] = vec_perm(vec_b[3], tempB, index_b);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<text:s text:c="6"/></text:span><text:span text:style-name="T12">/* Add vectors */</text:span></text:p>
              </text:list-item>
              <text:list-item>
                <text:p text:style-name="P1"><text:span text:style-name="T12"><text:s text:c="6"/></text:span><text:span text:style-name="T12">vec_c[0] = vec_add(vec_a[0], vec_b[0]);</text:span></text:p>
              </text:list-item>
              <text:list-item>
                <text:p text:style-name="P1"><text:span text:style-name="T12"><text:s text:c="6"/></text:span><text:span text:style-name="T12">vec_c[1] = vec_add(vec_a[1], vec_b[1]);</text:span></text:p>
              </text:list-item>
              <text:list-item>
                <text:p text:style-name="P1"><text:span text:style-name="T12"><text:s text:c="6"/></text:span><text:span text:style-name="T12">vec_c[2] = vec_add(vec_a[2], vec_b[2]);</text:span></text:p>
              </text:list-item>
              <text:list-item>
                <text:p text:style-name="P1"><text:span text:style-name="T12"><text:s text:c="6"/></text:span><text:span text:style-name="T12">vec_c[3] = vec_add(vec_a[3], vec_b[3]);</text:span></text:p>
              </text:list-item>
              <text:list-item>
                <text:p text:style-name="P1"><text:span text:style-name="T12"><text:s text:c="6"/></text:span></text:p>
              </text:list-item>
              <text:list-item>
                <text:p text:style-name="P1"><text:span text:style-name="T12"><text:s text:c="6"/></text:span><text:span text:style-name="T12">/* Store sum vectors */</text:span></text:p>
              </text:list-item>
              <text:list-item>
                <text:p text:style-name="P1"><text:span text:style-name="T12"><text:s text:c="6"/></text:span><text:span text:style-name="T12">vec_st(vec_c[0], (i+0)*vecSize, c);</text:span></text:p>
              </text:list-item>
              <text:list-item>
                <text:p text:style-name="P1"><text:span text:style-name="T12"><text:s text:c="6"/></text:span><text:span text:style-name="T12">vec_st(vec_c[1], (i+1)*vecSize, c);</text:span></text:p>
              </text:list-item>
              <text:list-item>
                <text:p text:style-name="P1"><text:span text:style-name="T12"><text:s text:c="6"/></text:span><text:span text:style-name="T12">vec_st(vec_c[2], (i+2)*vecSize, c);</text:span></text:p>
              </text:list-item>
              <text:list-item>
                <text:p text:style-name="P1"><text:span text:style-name="T12"><text:s text:c="6"/></text:span><text:span text:style-name="T12">vec_st(vec_c[3], (i+3)*vecSize, c);</text:span></text:p>
              </text:list-item>
              <text:list-item>
                <text:p text:style-name="P1"><text:span text:style-name="T12"><text:s text:c="3"/></text:span><text:span text:style-name="T12">}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OS to SOA</text:p>
          </draw:text-box>
        </draw:frame>
        <draw:rect draw:style-name="gr5" draw:text-style-name="P5" draw:layer="layout" svg:width="5.08cm" svg:height="1.27cm" svg:x="3.81cm" svg:y="5.08cm">
          <text:p text:style-name="P5">x</text:p>
        </draw:rect>
        <draw:rect draw:style-name="gr5" draw:text-style-name="P5" draw:layer="layout" svg:width="5.08cm" svg:height="1.27cm" svg:x="19.05cm" svg:y="5.08cm">
          <text:p text:style-name="P5">t</text:p>
        </draw:rect>
        <draw:rect draw:style-name="gr5" draw:text-style-name="P5" draw:layer="layout" svg:width="5.08cm" svg:height="1.27cm" svg:x="13.97cm" svg:y="5.08cm">
          <text:p text:style-name="P5">z</text:p>
        </draw:rect>
        <draw:rect draw:style-name="gr5" draw:text-style-name="P5" draw:layer="layout" svg:width="5.08cm" svg:height="1.27cm" svg:x="8.89cm" svg:y="5.08cm">
          <text:p text:style-name="P5">y</text:p>
        </draw:rect>
        <draw:rect draw:style-name="gr5" draw:text-style-name="P5" draw:layer="layout" svg:width="5.08cm" svg:height="1.27cm" svg:x="3.81cm" svg:y="6.35cm">
          <text:p text:style-name="P5">x</text:p>
        </draw:rect>
        <draw:rect draw:style-name="gr5" draw:text-style-name="P5" draw:layer="layout" svg:width="5.08cm" svg:height="1.27cm" svg:x="19.05cm" svg:y="6.35cm">
          <text:p text:style-name="P5">t</text:p>
        </draw:rect>
        <draw:rect draw:style-name="gr5" draw:text-style-name="P5" draw:layer="layout" svg:width="5.08cm" svg:height="1.27cm" svg:x="13.97cm" svg:y="6.35cm">
          <text:p text:style-name="P5">z</text:p>
        </draw:rect>
        <draw:rect draw:style-name="gr5" draw:text-style-name="P5" draw:layer="layout" svg:width="5.08cm" svg:height="1.27cm" svg:x="8.89cm" svg:y="6.35cm">
          <text:p text:style-name="P5">y</text:p>
        </draw:rect>
        <draw:rect draw:style-name="gr5" draw:text-style-name="P5" draw:layer="layout" svg:width="5.08cm" svg:height="1.27cm" svg:x="3.81cm" svg:y="7.62cm">
          <text:p text:style-name="P5">x</text:p>
        </draw:rect>
        <draw:rect draw:style-name="gr5" draw:text-style-name="P5" draw:layer="layout" svg:width="5.08cm" svg:height="1.27cm" svg:x="19.05cm" svg:y="7.62cm">
          <text:p text:style-name="P5">t</text:p>
        </draw:rect>
        <draw:rect draw:style-name="gr5" draw:text-style-name="P5" draw:layer="layout" svg:width="5.08cm" svg:height="1.27cm" svg:x="13.97cm" svg:y="7.62cm">
          <text:p text:style-name="P5">z</text:p>
        </draw:rect>
        <draw:rect draw:style-name="gr5" draw:text-style-name="P5" draw:layer="layout" svg:width="5.08cm" svg:height="1.27cm" svg:x="8.89cm" svg:y="7.62cm">
          <text:p text:style-name="P5">y</text:p>
        </draw:rect>
        <draw:rect draw:style-name="gr5" draw:text-style-name="P5" draw:layer="layout" svg:width="5.08cm" svg:height="1.27cm" svg:x="3.81cm" svg:y="8.89cm">
          <text:p text:style-name="P5">x</text:p>
        </draw:rect>
        <draw:rect draw:style-name="gr5" draw:text-style-name="P5" draw:layer="layout" svg:width="5.08cm" svg:height="1.27cm" svg:x="19.05cm" svg:y="8.89cm">
          <text:p text:style-name="P5">t</text:p>
        </draw:rect>
        <draw:rect draw:style-name="gr5" draw:text-style-name="P5" draw:layer="layout" svg:width="5.08cm" svg:height="1.27cm" svg:x="13.97cm" svg:y="8.89cm">
          <text:p text:style-name="P5">z</text:p>
        </draw:rect>
        <draw:rect draw:style-name="gr5" draw:text-style-name="P5" draw:layer="layout" svg:width="5.08cm" svg:height="1.27cm" svg:x="8.89cm" svg:y="8.89cm">
          <text:p text:style-name="P5">y</text:p>
        </draw:rect>
        <draw:rect draw:style-name="gr5" draw:text-style-name="P5" draw:layer="layout" svg:width="5.08cm" svg:height="1.27cm" svg:x="3.81cm" svg:y="12.065cm">
          <text:p text:style-name="P5">x</text:p>
        </draw:rect>
        <draw:rect draw:style-name="gr5" draw:text-style-name="P5" draw:layer="layout" svg:width="5.08cm" svg:height="1.27cm" svg:x="19.05cm" svg:y="12.065cm">
          <text:p text:style-name="P5">x</text:p>
        </draw:rect>
        <draw:rect draw:style-name="gr5" draw:text-style-name="P5" draw:layer="layout" svg:width="5.08cm" svg:height="1.27cm" svg:x="13.97cm" svg:y="12.065cm">
          <text:p text:style-name="P5">x</text:p>
        </draw:rect>
        <draw:rect draw:style-name="gr5" draw:text-style-name="P5" draw:layer="layout" svg:width="5.08cm" svg:height="1.27cm" svg:x="8.89cm" svg:y="12.065cm">
          <text:p text:style-name="P5">x</text:p>
        </draw:rect>
        <draw:rect draw:style-name="gr5" draw:text-style-name="P5" draw:layer="layout" svg:width="5.08cm" svg:height="1.27cm" svg:x="3.81cm" svg:y="13.335cm">
          <text:p text:style-name="P5">y</text:p>
        </draw:rect>
        <draw:rect draw:style-name="gr5" draw:text-style-name="P5" draw:layer="layout" svg:width="5.08cm" svg:height="1.27cm" svg:x="19.05cm" svg:y="13.335cm">
          <text:p text:style-name="P5">y</text:p>
        </draw:rect>
        <draw:rect draw:style-name="gr5" draw:text-style-name="P5" draw:layer="layout" svg:width="5.08cm" svg:height="1.27cm" svg:x="13.97cm" svg:y="13.335cm">
          <text:p text:style-name="P5">y</text:p>
        </draw:rect>
        <draw:rect draw:style-name="gr5" draw:text-style-name="P5" draw:layer="layout" svg:width="5.08cm" svg:height="1.27cm" svg:x="8.89cm" svg:y="13.335cm">
          <text:p text:style-name="P5">y</text:p>
        </draw:rect>
        <draw:rect draw:style-name="gr5" draw:text-style-name="P5" draw:layer="layout" svg:width="5.08cm" svg:height="1.27cm" svg:x="3.81cm" svg:y="14.605cm">
          <text:p text:style-name="P5">z</text:p>
        </draw:rect>
        <draw:rect draw:style-name="gr5" draw:text-style-name="P5" draw:layer="layout" svg:width="5.08cm" svg:height="1.27cm" svg:x="19.05cm" svg:y="14.605cm">
          <text:p text:style-name="P5">z</text:p>
        </draw:rect>
        <draw:rect draw:style-name="gr5" draw:text-style-name="P5" draw:layer="layout" svg:width="5.08cm" svg:height="1.27cm" svg:x="13.97cm" svg:y="14.605cm">
          <text:p text:style-name="P5">z</text:p>
        </draw:rect>
        <draw:rect draw:style-name="gr5" draw:text-style-name="P5" draw:layer="layout" svg:width="5.08cm" svg:height="1.27cm" svg:x="8.89cm" svg:y="14.605cm">
          <text:p text:style-name="P5">z</text:p>
        </draw:rect>
        <draw:rect draw:style-name="gr5" draw:text-style-name="P5" draw:layer="layout" svg:width="5.08cm" svg:height="1.27cm" svg:x="3.81cm" svg:y="15.875cm">
          <text:p text:style-name="P5">t</text:p>
        </draw:rect>
        <draw:rect draw:style-name="gr5" draw:text-style-name="P5" draw:layer="layout" svg:width="5.08cm" svg:height="1.27cm" svg:x="19.05cm" svg:y="15.875cm">
          <text:p text:style-name="P5">t</text:p>
        </draw:rect>
        <draw:rect draw:style-name="gr5" draw:text-style-name="P5" draw:layer="layout" svg:width="5.08cm" svg:height="1.27cm" svg:x="13.97cm" svg:y="15.875cm">
          <text:p text:style-name="P5">t</text:p>
        </draw:rect>
        <draw:rect draw:style-name="gr5" draw:text-style-name="P5" draw:layer="layout" svg:width="5.08cm" svg:height="1.27cm" svg:x="8.89cm" svg:y="15.875cm">
          <text:p text:style-name="P5">t</text:p>
        </draw:rect>
        <draw:frame draw:style-name="gr8" draw:layer="layout" svg:width="2.411cm" svg:height="0.963cm" svg:x="0.764cm" svg:y="5.387cm">
          <draw:text-box>
            <text:p>strct[0]</text:p>
          </draw:text-box>
        </draw:frame>
        <draw:frame draw:style-name="gr3" draw:layer="layout" svg:width="2.411cm" svg:height="0.963cm" svg:x="0.764cm" svg:y="6.508cm">
          <draw:text-box>
            <text:p>strct[1]</text:p>
          </draw:text-box>
        </draw:frame>
        <draw:frame draw:style-name="gr3" draw:layer="layout" svg:width="2.411cm" svg:height="0.963cm" svg:x="0.764cm" svg:y="7.629cm">
          <draw:text-box>
            <text:p>strct[2]</text:p>
          </draw:text-box>
        </draw:frame>
        <draw:frame draw:style-name="gr3" draw:layer="layout" svg:width="2.411cm" svg:height="0.963cm" svg:x="0.764cm" svg:y="8.89cm">
          <draw:text-box>
            <text:p>strct[3]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“”Swizzle””</text:p>
          </draw:text-box>
        </draw:frame>
        <draw:frame presentation:style-name="pr6" draw:text-style-name="P16" draw:layer="layout" svg:width="17.015cm" svg:height="14.175cm" svg:x="6.48cm" svg:y="4.445cm" presentation:class="outline" presentation:user-transformed="true">
          <draw:text-box>
            <text:list text:style-name="L2">
              <text:list-item>
                <text:p text:style-name="P1"><text:span text:style-name="T13">#include &lt;altivec.h&gt;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typedef struct <text:s/>{</text:span></text:p>
              </text:list-item>
              <text:list-item>
                <text:p text:style-name="P1"><text:span text:style-name="T13"><text:s text:c="3"/></text:span><text:span text:style-name="T13">float x;</text:span></text:p>
              </text:list-item>
              <text:list-item>
                <text:p text:style-name="P1"><text:span text:style-name="T13"><text:s text:c="3"/></text:span><text:span text:style-name="T13">float y;</text:span></text:p>
              </text:list-item>
              <text:list-item>
                <text:p text:style-name="P1"><text:span text:style-name="T13"><text:s text:c="3"/></text:span><text:span text:style-name="T13">float z;</text:span></text:p>
              </text:list-item>
              <text:list-item>
                <text:p text:style-name="P1"><text:span text:style-name="T13"><text:s text:c="3"/></text:span><text:span text:style-name="T13">float t;</text:span></text:p>
              </text:list-item>
              <text:list-item>
                <text:p text:style-name="P1"><text:span text:style-name="T13">} motion;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/* The array of structures */</text:span></text:p>
              </text:list-item>
              <text:list-item>
                <text:p text:style-name="P1"><text:span text:style-name="T13">motion p_motion[4] __attribute__ ((aligned (16))); 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/* Place the content of the array of structures</text:span></text:p>
              </text:list-item>
              <text:list-item>
                <text:p text:style-name="P1"><text:span text:style-name="T13"><text:s text:c="3"/></text:span><text:span text:style-name="T13">in vectors x_vec, y_vec, z_vec, and t_vec */</text:span></text:p>
              </text:list-item>
              <text:list-item>
                <text:p text:style-name="P1"><text:span text:style-name="T13">int main(int argc, char **argv) {</text:span></text:p>
              </text:list-item>
              <text:list-item>
                <text:p text:style-name="P1"><text:span text:style-name="T13"><text:s text:c="3"/></text:span><text:span text:style-name="T13">vector float x_vec, y_vec, z_vec, t_vec, hold[4], tmp[4];</text:span></text:p>
              </text:list-item>
              <text:list-item>
                <text:p text:style-name="P1"><text:span text:style-name="T13"><text:s text:c="3"/></text:span></text:p>
              </text:list-item>
              <text:list-item>
                <text:p text:style-name="P1"><text:span text:style-name="T13"><text:s text:c="3"/></text:span><text:span text:style-name="T13">/* Load structures into vectors */</text:span></text:p>
              </text:list-item>
              <text:list-item>
                <text:p text:style-name="P1"><text:span text:style-name="T13"><text:s text:c="3"/></text:span><text:span text:style-name="T13">hold[0] = vec_ld(0, (float*)p_motion);</text:span></text:p>
              </text:list-item>
              <text:list-item>
                <text:p text:style-name="P1"><text:span text:style-name="T13"><text:s text:c="3"/></text:span><text:span text:style-name="T13">hold[1] = vec_ld(0, (float*)&amp;p_motion[1]); <text:s text:c="2"/></text:span></text:p>
              </text:list-item>
              <text:list-item>
                <text:p text:style-name="P1"><text:span text:style-name="T13"><text:s text:c="3"/></text:span><text:span text:style-name="T13">hold[2] = vec_ld(0, (float*)&amp;p_motion[2]); <text:s text:c="2"/></text:span></text:p>
              </text:list-item>
              <text:list-item>
                <text:p text:style-name="P1"><text:span text:style-name="T13"><text:s text:c="3"/></text:span><text:span text:style-name="T13">hold[3] = vec_ld(0, (float*)&amp;p_motion[3]);</text:span></text:p>
              </text:list-item>
              <text:list-item>
                <text:p text:style-name="P1"><text:span text:style-name="T13"><text:s text:c="3"/></text:span></text:p>
              </text:list-item>
              <text:list-item>
                <text:p text:style-name="P1"><text:span text:style-name="T13"><text:s text:c="3"/></text:span><text:span text:style-name="T13">/* Perform first step of the swizzle */</text:span></text:p>
              </text:list-item>
              <text:list-item>
                <text:p text:style-name="P1"><text:span text:style-name="T13"><text:s text:c="3"/></text:span><text:span text:style-name="T13">tmp[0] = vec_mergeh(hold[0], hold[2]);</text:span></text:p>
              </text:list-item>
              <text:list-item>
                <text:p text:style-name="P1"><text:span text:style-name="T13"><text:s text:c="3"/></text:span><text:span text:style-name="T13">tmp[1] = vec_mergeh(hold[1], hold[3]);</text:span></text:p>
              </text:list-item>
              <text:list-item>
                <text:p text:style-name="P1"><text:span text:style-name="T13"><text:s text:c="3"/></text:span><text:span text:style-name="T13">tmp[2] = vec_mergel(hold[0], hold[2]);</text:span></text:p>
              </text:list-item>
              <text:list-item>
                <text:p text:style-name="P1"><text:span text:style-name="T13"><text:s text:c="3"/></text:span><text:span text:style-name="T13">tmp[3] = vec_mergel(hold[1], hold[3]);</text:span></text:p>
              </text:list-item>
              <text:list-item>
                <text:p text:style-name="P1"><text:span text:style-name="T13"><text:s text:c="3"/></text:span></text:p>
              </text:list-item>
              <text:list-item>
                <text:p text:style-name="P1"><text:span text:style-name="T13"><text:s text:c="3"/></text:span><text:span text:style-name="T13">/* Perform second step of the swizzle */</text:span></text:p>
              </text:list-item>
              <text:list-item>
                <text:p text:style-name="P1"><text:span text:style-name="T13"><text:s text:c="3"/></text:span><text:span text:style-name="T13">x_vec = vec_mergeh(tmp[0], tmp[1]);</text:span></text:p>
              </text:list-item>
              <text:list-item>
                <text:p text:style-name="P1"><text:span text:style-name="T13"><text:s text:c="3"/></text:span><text:span text:style-name="T13">y_vec = vec_mergel(tmp[0], tmp[1]);</text:span></text:p>
              </text:list-item>
              <text:list-item>
                <text:p text:style-name="P1"><text:span text:style-name="T13"><text:s text:c="3"/></text:span><text:span text:style-name="T13">z_vec = vec_mergeh(tmp[2], tmp[3]);</text:span></text:p>
              </text:list-item>
              <text:list-item>
                <text:p text:style-name="P1"><text:span text:style-name="T13"><text:s text:c="3"/></text:span><text:span text:style-name="T13">t_vec = vec_mergel(tmp[2], tmp[3]);</text:span></text:p>
              </text:list-item>
              <text:list-item>
                <text:p text:style-name="P1"><text:span text:style-name="T13"/></text:p>
              </text:list-item>
              <text:list-item>
                <text:p text:style-name="P1"><text:span text:style-name="T13"><text:s text:c="3"/></text:span><text:span text:style-name="T13">return 0;</text:span></text:p>
              </text:list-item>
              <text:list-item>
                <text:p text:style-name="P1"><text:span text:style-name="T13">}</text:span></text:p>
              </text:list-item>
              <text:list-item>
                <text:p text:style-name="P1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erge(h/l)</text:p>
          </draw:text-box>
        </draw:frame>
        <draw:rect draw:style-name="gr5" draw:text-style-name="P5" draw:layer="layout" svg:width="5.08cm" svg:height="1.27cm" svg:x="3.81cm" svg:y="5.08cm">
          <text:p text:style-name="P5">x</text:p>
        </draw:rect>
        <draw:rect draw:style-name="gr5" draw:text-style-name="P5" draw:layer="layout" svg:width="5.08cm" svg:height="1.27cm" svg:x="19.05cm" svg:y="5.08cm">
          <text:p text:style-name="P5">t</text:p>
        </draw:rect>
        <draw:rect draw:style-name="gr5" draw:text-style-name="P5" draw:layer="layout" svg:width="5.08cm" svg:height="1.27cm" svg:x="13.97cm" svg:y="5.08cm">
          <text:p text:style-name="P5">z</text:p>
        </draw:rect>
        <draw:rect draw:style-name="gr5" draw:text-style-name="P5" draw:layer="layout" svg:width="5.08cm" svg:height="1.27cm" svg:x="8.89cm" svg:y="5.08cm">
          <text:p text:style-name="P5">y</text:p>
        </draw:rect>
        <draw:rect draw:style-name="gr5" draw:text-style-name="P5" draw:layer="layout" svg:width="5.08cm" svg:height="1.27cm" svg:x="3.81cm" svg:y="6.35cm">
          <text:p text:style-name="P5">x</text:p>
        </draw:rect>
        <draw:rect draw:style-name="gr5" draw:text-style-name="P5" draw:layer="layout" svg:width="5.08cm" svg:height="1.27cm" svg:x="19.05cm" svg:y="6.35cm">
          <text:p text:style-name="P5">t</text:p>
        </draw:rect>
        <draw:rect draw:style-name="gr5" draw:text-style-name="P5" draw:layer="layout" svg:width="5.08cm" svg:height="1.27cm" svg:x="13.97cm" svg:y="6.35cm">
          <text:p text:style-name="P5">z</text:p>
        </draw:rect>
        <draw:rect draw:style-name="gr5" draw:text-style-name="P5" draw:layer="layout" svg:width="5.08cm" svg:height="1.27cm" svg:x="8.89cm" svg:y="6.35cm">
          <text:p text:style-name="P5">y</text:p>
        </draw:rect>
        <draw:rect draw:style-name="gr5" draw:text-style-name="P5" draw:layer="layout" svg:width="5.08cm" svg:height="1.27cm" svg:x="3.81cm" svg:y="10.16cm">
          <text:p text:style-name="P5">x</text:p>
        </draw:rect>
        <draw:rect draw:style-name="gr5" draw:text-style-name="P5" draw:layer="layout" svg:width="5.08cm" svg:height="1.27cm" svg:x="19.05cm" svg:y="10.16cm">
          <text:p text:style-name="P5">y</text:p>
        </draw:rect>
        <draw:rect draw:style-name="gr5" draw:text-style-name="P5" draw:layer="layout" svg:width="5.08cm" svg:height="1.27cm" svg:x="13.97cm" svg:y="10.16cm">
          <text:p text:style-name="P5">y</text:p>
        </draw:rect>
        <draw:rect draw:style-name="gr5" draw:text-style-name="P5" draw:layer="layout" svg:width="5.08cm" svg:height="1.27cm" svg:x="8.89cm" svg:y="10.16cm">
          <text:p text:style-name="P5">x</text:p>
        </draw:rect>
        <draw:rect draw:style-name="gr5" draw:text-style-name="P5" draw:layer="layout" svg:width="5.08cm" svg:height="1.27cm" svg:x="3.81cm" svg:y="12.7cm">
          <text:p text:style-name="P5">z</text:p>
        </draw:rect>
        <draw:rect draw:style-name="gr5" draw:text-style-name="P5" draw:layer="layout" svg:width="5.08cm" svg:height="1.27cm" svg:x="19.05cm" svg:y="12.7cm">
          <text:p text:style-name="P5">t</text:p>
        </draw:rect>
        <draw:rect draw:style-name="gr5" draw:text-style-name="P5" draw:layer="layout" svg:width="5.08cm" svg:height="1.27cm" svg:x="13.97cm" svg:y="12.7cm">
          <text:p text:style-name="P5">t</text:p>
        </draw:rect>
        <draw:rect draw:style-name="gr5" draw:text-style-name="P5" draw:layer="layout" svg:width="5.08cm" svg:height="1.27cm" svg:x="8.89cm" svg:y="12.7cm">
          <text:p text:style-name="P5">z</text:p>
        </draw:rect>
        <draw:line draw:style-name="gr9" draw:text-style-name="P5" draw:layer="layout" svg:x1="6.985cm" svg:y1="5.715cm" svg:x2="6.985cm" svg:y2="10.795cm">
          <text:p/>
        </draw:line>
        <draw:line draw:style-name="gr9" draw:text-style-name="P5" draw:layer="layout" svg:x1="7.62cm" svg:y1="6.985cm" svg:x2="10.16cm" svg:y2="10.795cm">
          <text:p/>
        </draw:line>
        <draw:line draw:style-name="gr9" draw:text-style-name="P5" draw:layer="layout" svg:x1="12.7cm" svg:y1="5.715cm" svg:x2="15.875cm" svg:y2="10.795cm">
          <text:p/>
        </draw:line>
        <draw:line draw:style-name="gr9" draw:text-style-name="P5" draw:layer="layout" svg:x1="12.7cm" svg:y1="6.985cm" svg:x2="20.955cm" svg:y2="10.795cm">
          <text:p/>
        </draw:line>
        <draw:line draw:style-name="gr9" draw:text-style-name="P5" draw:layer="layout" svg:x1="15.875cm" svg:y1="5.715cm" svg:x2="6.985cm" svg:y2="13.335cm">
          <text:p/>
        </draw:line>
        <draw:line draw:style-name="gr9" draw:text-style-name="P5" draw:layer="layout" svg:x1="15.875cm" svg:y1="6.985cm" svg:x2="10.16cm" svg:y2="13.335cm">
          <text:p/>
        </draw:line>
        <draw:line draw:style-name="gr9" draw:text-style-name="P5" draw:layer="layout" svg:x1="20.955cm" svg:y1="5.715cm" svg:x2="17.145cm" svg:y2="13.335cm">
          <text:p/>
        </draw:line>
        <draw:line draw:style-name="gr9" draw:text-style-name="P5" draw:layer="layout" svg:x1="22.86cm" svg:y1="6.985cm" svg:x2="22.86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ltivec Instruction Set</text:p>
          </draw:text-box>
        </draw:frame>
        <draw:frame presentation:style-name="pr12" draw:layer="layout" svg:width="24.635cm" svg:height="6.516cm" svg:x="1.4cm" svg:y="9.359cm" presentation:class="outline" presentation:user-transformed="true">
          <draw:text-box>
            <text:list text:style-name="L2">
              <text:list-item>
                <text:p>http://developer.apple.com/hardwaredrivers/ve/instruction_crossref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Vector Sort</text:p>
          </draw:text-box>
        </draw:frame>
        <draw:frame presentation:style-name="pr6" draw:text-style-name="P17" draw:layer="layout" svg:width="15.745cm" svg:height="14.548cm" svg:x="5.21cm" svg:y="4.445cm" presentation:class="outline" presentation:user-transformed="true">
          <draw:text-box>
            <text:list text:style-name="L2">
              <text:list-item>
                <text:p text:style-name="P17"><text:span text:style-name="T14"/></text:p>
              </text:list-item>
              <text:list-item>
                <text:p text:style-name="P17"><text:span text:style-name="T14">/* Perform inter-vector sort */</text:span></text:p>
              </text:list-item>
              <text:list-item>
                <text:p text:style-name="P17"><text:span text:style-name="T14">void sort_vectors(int* array) {</text:span></text:p>
              </text:list-item>
              <text:list-item>
                <text:p text:style-name="P17"><text:span text:style-name="T14"><text:s text:c="3"/></text:span><text:span text:style-name="T14">int i, j, numVec = N/4; <text:s text:c="3"/>/* Number of vectors */</text:span></text:p>
              </text:list-item>
              <text:list-item>
                <text:p text:style-name="P17"><text:span text:style-name="T14"><text:s text:c="3"/></text:span><text:span text:style-name="T14">vector signed int max, min, temp, temp_max;</text:span></text:p>
              </text:list-item>
              <text:list-item>
                <text:p text:style-name="P17"><text:span text:style-name="T14"><text:s text:c="3"/></text:span><text:span text:style-name="T14">vector unsigned char indexVec = </text:span></text:p>
              </text:list-item>
              <text:list-item>
                <text:p text:style-name="P17"><text:span text:style-name="T14"><text:s text:c="6"/></text:span><text:span text:style-name="T14">{4,5,6,7,8,9,10,11,12,13,14,15,0,1,2,3};</text:span></text:p>
              </text:list-item>
              <text:list-item>
                <text:p text:style-name="P17"><text:span text:style-name="T14"><text:s text:c="6"/></text:span></text:p>
              </text:list-item>
              <text:list-item>
                <text:p text:style-name="P17"><text:span text:style-name="T14"><text:s text:c="3"/></text:span><text:span text:style-name="T14">for (i=1; i&lt;numVec; i++) {</text:span></text:p>
              </text:list-item>
              <text:list-item>
                <text:p text:style-name="P17"><text:span text:style-name="T14"><text:s text:c="3"/></text:span></text:p>
              </text:list-item>
              <text:list-item>
                <text:p text:style-name="P17"><text:span text:style-name="T14"><text:s text:c="6"/></text:span><text:span text:style-name="T14">/* Assume the first value is largest */</text:span></text:p>
              </text:list-item>
              <text:list-item>
                <text:p text:style-name="P17"><text:span text:style-name="T14"><text:s text:c="6"/></text:span><text:span text:style-name="T14">max = vec_ld(i*sizeof(max), array); </text:span></text:p>
              </text:list-item>
              <text:list-item>
                <text:p text:style-name="P17"><text:span text:style-name="T14"><text:s text:c="6"/></text:span><text:span text:style-name="T14">for (j=i; j&gt;0; j--) {</text:span></text:p>
              </text:list-item>
              <text:list-item>
                <text:p text:style-name="P17"><text:span text:style-name="T14"><text:s text:c="9"/></text:span><text:span text:style-name="T14">temp_max = max;</text:span></text:p>
              </text:list-item>
              <text:list-item>
                <text:p text:style-name="P17"><text:span text:style-name="T14"><text:s text:c="9"/></text:span><text:span text:style-name="T14">min = vec_ld((j-1)*sizeof(min), array);</text:span></text:p>
              </text:list-item>
              <text:list-item>
                <text:p text:style-name="P17"><text:span text:style-name="T14"><text:s text:c="9"/></text:span></text:p>
              </text:list-item>
              <text:list-item>
                <text:p text:style-name="P17"><text:span text:style-name="T14"><text:s text:c="9"/></text:span><text:span text:style-name="T14">/* Obtain the min/max elements */</text:span></text:p>
              </text:list-item>
              <text:list-item>
                <text:p text:style-name="P17"><text:span text:style-name="T14"><text:s text:c="9"/></text:span><text:span text:style-name="T14">MINMAX(max, min);</text:span><text:span text:style-name="T14"><text:tab/></text:span><text:span text:style-name="T14"> <text:s text:c="16"/></text:span></text:p>
              </text:list-item>
              <text:list-item>
                <text:p text:style-name="P17"><text:span text:style-name="T14"><text:s text:c="9"/></text:span><text:span text:style-name="T14">max = vec_perm(max, min, indexVec); <text:s text:c="9"/></text:span></text:p>
              </text:list-item>
              <text:list-item>
                <text:p text:style-name="P17"><text:span text:style-name="T14"><text:s text:c="9"/></text:span><text:span text:style-name="T14">MINMAX(max, min); <text:s text:c="21"/></text:span></text:p>
              </text:list-item>
              <text:list-item>
                <text:p text:style-name="P17"><text:span text:style-name="T14"><text:s text:c="9"/></text:span><text:span text:style-name="T14">max = vec_perm(max, min, indexVec); <text:s text:c="9"/></text:span></text:p>
              </text:list-item>
              <text:list-item>
                <text:p text:style-name="P17"><text:span text:style-name="T14"><text:s text:c="9"/></text:span><text:span text:style-name="T14">MINMAX(max, min); <text:s text:c="21"/></text:span></text:p>
              </text:list-item>
              <text:list-item>
                <text:p text:style-name="P17"><text:span text:style-name="T14"><text:s text:c="9"/></text:span><text:span text:style-name="T14">max = vec_perm(max, min, indexVec); <text:s text:c="9"/></text:span></text:p>
              </text:list-item>
              <text:list-item>
                <text:p text:style-name="P17"><text:span text:style-name="T14"><text:s text:c="9"/></text:span><text:span text:style-name="T14">MINMAX(max, min);</text:span></text:p>
              </text:list-item>
              <text:list-item>
                <text:p text:style-name="P17"><text:span text:style-name="T14"><text:s text:c="9"/></text:span><text:span text:style-name="T14">max = vec_perm(max, min, indexVec);</text:span></text:p>
              </text:list-item>
              <text:list-item>
                <text:p text:style-name="P17"><text:span text:style-name="T14"><text:s text:c="9"/></text:span></text:p>
              </text:list-item>
              <text:list-item>
                <text:p text:style-name="P17"><text:span text:style-name="T14"><text:s text:c="9"/></text:span><text:span text:style-name="T14">vec_st(max, j*sizeof(max), array);</text:span></text:p>
              </text:list-item>
              <text:list-item>
                <text:p text:style-name="P17"><text:span text:style-name="T14"><text:s text:c="9"/></text:span><text:span text:style-name="T14">if (vec_any_ne(max, temp_max)) {</text:span></text:p>
              </text:list-item>
              <text:list-item>
                <text:p text:style-name="P17"><text:span text:style-name="T14"><text:s text:c="12"/></text:span><text:span text:style-name="T14">if (j &gt; 1)</text:span></text:p>
              </text:list-item>
              <text:list-item>
                <text:p text:style-name="P17"><text:span text:style-name="T14"><text:s text:c="15"/></text:span><text:span text:style-name="T14">max = min;</text:span></text:p>
              </text:list-item>
              <text:list-item>
                <text:p text:style-name="P17"><text:span text:style-name="T14"><text:s text:c="12"/></text:span><text:span text:style-name="T14">else</text:span></text:p>
              </text:list-item>
              <text:list-item>
                <text:p text:style-name="P17"><text:span text:style-name="T14"><text:s text:c="15"/></text:span><text:span text:style-name="T14">vec_st(min, 0, array); <text:s text:c="8"/></text:span></text:p>
              </text:list-item>
              <text:list-item>
                <text:p text:style-name="P17"><text:span text:style-name="T14"><text:s text:c="9"/></text:span><text:span text:style-name="T14">}</text:span></text:p>
              </text:list-item>
              <text:list-item>
                <text:p text:style-name="P17"><text:span text:style-name="T14"><text:s text:c="9"/></text:span><text:span text:style-name="T14">else</text:span></text:p>
              </text:list-item>
              <text:list-item>
                <text:p text:style-name="P17"><text:span text:style-name="T14"><text:s text:c="12"/></text:span><text:span text:style-name="T14">break;</text:span></text:p>
              </text:list-item>
              <text:list-item>
                <text:p text:style-name="P17"><text:span text:style-name="T14"><text:s text:c="6"/></text:span><text:span text:style-name="T14">} <text:s text:c="5"/></text:span></text:p>
              </text:list-item>
              <text:list-item>
                <text:p text:style-name="P17"><text:span text:style-name="T14"><text:s text:c="3"/></text:span><text:span text:style-name="T14">}</text:span></text:p>
              </text:list-item>
              <text:list-item>
                <text:p text:style-name="P17"><text:span text:style-name="T14">}</text:span></text:p>
              </text:list-item>
              <text:list-item>
                <text:p text:style-name="P17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.102cm" svg:stroke-color="#000000" draw:marker-start-width="0.432cm" draw:marker-start-center="false" draw:marker-end-width="0.43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Intro to Cell – Class 3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2-16T16:44:15.79</dc:date>
    <dc:creator>John Dorband</dc:creator>
    <meta:editing-duration>PT13H38M11S</meta:editing-duration>
    <meta:editing-cycles>28</meta:editing-cycles>
    <meta:generator>OpenOffice.org/3.0$Win32 OpenOffice.org_project/300m9$Build-9358</meta:generator>
    <meta:document-statistic meta:object-count="245"/>
    <meta:user-defined meta:name="Info 1"/>
    <meta:user-defined meta:name="Info 2"/>
    <meta:user-defined meta:name="Info 3"/>
    <meta:user-defined meta:name="Info 4"/>
  </office:meta>
</office:document-meta>
</file>